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1" svg:font-family="돋움1"/>
    <style:font-face style:name="돋움" svg:font-family="돋움"/>
    <style:font-face style:name="굴림" svg:font-family="굴림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6" style:family="table-cell" style:parent-style-name="Default" style:data-style-name="N48">
      <style:table-cell-properties fo:border-top="thin solid #000000" fo:border-bottom="thin solid #000000" fo:border-left="none" fo:border-right="thin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7" style:family="table-cell" style:parent-style-name="Default" style:data-style-name="N48">
      <style:table-cell-properties fo:border="thin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8" style:family="table-cell" style:parent-style-name="Default" style:data-style-name="N48">
      <style:table-cell-properties fo:border-top="thin solid #000000" fo:border-bottom="thin solid #000000" fo:border-left="none" fo:border-right="none" fo:background-color="#FFFFFF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9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FFFFFF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0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FFFFFF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12" style:family="table-cell" style:parent-style-name="Default" style:data-style-name="N48">
      <style:table-cell-properties fo:border-top="thin solid #000000" fo:border-bottom="thin double #000000" fo:border-left="none" fo:border-right="thin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3" style:family="table-cell" style:parent-style-name="Default" style:data-style-name="N13">
      <style:table-cell-properties fo:border-top="thin solid #000000" fo:border-bottom="thin double #000000" fo:border-left="none" fo:border-right="thin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4" style:family="table-cell" style:parent-style-name="Default" style:data-style-name="N48">
      <style:table-cell-properties fo:border-top="thin solid #000000" fo:border-bottom="thin double #000000" fo:border-left="none" fo:border-right="none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5" style:family="table-cell" style:parent-style-name="Default" style:data-style-name="N13">
      <style:table-cell-properties fo:border-top="thin solid #000000" fo:border-bottom="thin double #000000" fo:border-left="none" fo:border-right="none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6" style:family="table-cell" style:parent-style-name="Default" style:data-style-name="N13">
      <style:table-cell-properties fo:border-top="thin solid #000000" fo:border-bottom="thin double #000000" fo:border-left="thin solid #000000" fo:border-right="thin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7" style:family="table-cell" style:parent-style-name="Default" style:data-style-name="N13">
      <style:table-cell-properties fo:border-top="thin solid #000000" fo:border-bottom="thin double #000000" fo:border-left="none" fo:border-right="none" fo:background-color="#FFFFFF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8" style:family="table-cell" style:parent-style-name="Default" style:data-style-name="N48">
      <style:table-cell-properties fo:border-top="thin solid #000000" fo:border-bottom="thin double #000000" fo:border-left="thin solid #000000" fo:border-right="2pt solid #000000" fo:background-color="#FFFFFF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9" style:family="table-cell" style:parent-style-name="Default" style:data-style-name="N13">
      <style:table-cell-properties fo:border-top="thin solid #000000" fo:border-bottom="thin double #000000" fo:border-left="thin solid #000000" fo:border-right="none" fo:background-color="#FFFFFF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="thin solid #000000"/>
      <style:text-properties style:font-name="돋움" style:font-name-asian="돋움" style:font-name-complex="돋움" style:font-family-generic="modern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23" style:family="table-cell" style:parent-style-name="Default" style:data-style-name="N48">
      <style:table-cell-properties fo:border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24" style:family="table-cell" style:parent-style-name="Default" style:data-style-name="N48">
      <style:table-cell-properties fo:border="thin solid #000000" fo:background-color="#80808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25" style:family="table-cell" style:parent-style-name="Default" style:data-style-name="N48">
      <style:table-cell-properties fo:border-top="thin solid #000000" fo:border-bottom="thin solid #000000" fo:border-left="none" fo:border-right="thin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26" style:family="table-cell" style:parent-style-name="Default" style:data-style-name="N48">
      <style:table-cell-properties fo:border="thin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27" style:family="table-cell" style:parent-style-name="Default" style:data-style-name="N48">
      <style:table-cell-properties fo:border-top="thin solid #000000" fo:border-bottom="thin solid #000000" fo:border-left="thin solid #000000" fo:border-right="none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28" style:family="table-cell" style:parent-style-name="Default" style:data-style-name="N48">
      <style:table-cell-properties fo:border="thin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29" style:family="table-cell" style:parent-style-name="Default" style:data-style-name="N48">
      <style:table-cell-properties fo:border-top="thin solid #000000" fo:border-bottom="thin solid #000000" fo:border-left="none" fo:border-right="thin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30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31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32" style:family="table-cell" style:parent-style-name="Default" style:data-style-name="N48">
      <style:table-cell-properties fo:border="thin solid #000000" fo:background-color="#CCE0F6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37" style:family="table-cell" style:parent-style-name="Default" style:data-style-name="N48">
      <style:table-cell-properties fo:border-top="none" fo:border-bottom="thin solid #000000" fo:border-left="thin solid #000000" fo:border-right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38" style:family="table-cell" style:parent-style-name="Default" style:data-style-name="N48">
      <style:table-cell-properties fo:border="thin solid #000000" fo:background-color="#C0000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39" style:family="table-cell" style:parent-style-name="Default" style:data-style-name="N48">
      <style:table-cell-properties fo:border-top="none" fo:border-bottom="thin solid #000000" fo:border-left="none" fo:border-right="thin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0" style:family="table-cell" style:parent-style-name="Default" style:data-style-name="N48">
      <style:table-cell-properties fo:border-top="none" fo:border-bottom="thin solid #000000" fo:border-left="thin solid #000000" fo:border-right="thin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none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thin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3" style:family="table-cell" style:parent-style-name="Default" style:data-style-name="N48">
      <style:table-cell-properties fo:border-top="none" fo:border-bottom="thin solid #000000" fo:border-left="none" fo:border-right="thin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45" style:family="table-cell" style:parent-style-name="Default" style:data-style-name="N48">
      <style:table-cell-properties fo:border-top="thin solid #000000" fo:border-bottom="none" fo:border-left="none" fo:border-right="thin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6" style:family="table-cell" style:parent-style-name="Default" style:data-style-name="N48">
      <style:table-cell-properties fo:border-top="thin solid #000000" fo:border-bottom="none" fo:border-left="thin solid #000000" fo:border-right="thin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7" style:family="table-cell" style:parent-style-name="Default" style:data-style-name="N48">
      <style:table-cell-properties fo:border-top="thin solid #000000" fo:border-bottom="none" fo:border-left="thin solid #000000" fo:border-right="none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8" style:family="table-cell" style:parent-style-name="Default" style:data-style-name="N48">
      <style:table-cell-properties fo:border-top="thin solid #000000" fo:border-bottom="none" fo:border-left="thin solid #000000" fo:border-right="thin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49" style:family="table-cell" style:parent-style-name="Default" style:data-style-name="N48">
      <style:table-cell-properties fo:border-top="thin solid #000000" fo:border-bottom="none" fo:border-left="none" fo:border-right="thin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50" style:family="table-cell" style:parent-style-name="Default" style:data-style-name="N0">
      <style:text-properties style:font-name="돋움" style:font-name-asian="돋움" style:font-name-complex="돋움" style:font-family-generic="modern"/>
    </style:style>
    <style:style style:name="ce51" style:family="table-cell" style:parent-style-name="Default" style:data-style-name="N0">
      <style:table-cell-properties fo:border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52" style:family="table-cell" style:parent-style-name="Default" style:data-style-name="N0">
      <style:table-cell-properties fo:border="thin solid #000000" style:vertical-align="middl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53" style:family="table-cell" style:parent-style-name="Default" style:data-style-name="N48">
      <style:table-cell-properties fo:border-top="none" fo:border-bottom="thin solid #000000" fo:border-left="none" fo:border-right="thin solid #000000" fo:background-color="#E8F2A1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54" style:family="table-cell" style:parent-style-name="Default" style:data-style-name="N48">
      <style:table-cell-properties fo:border-top="none" fo:border-bottom="thin solid #000000" fo:border-left="none" fo:border-right="thin solid #000000" fo:background-color="#FFD7D7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55" style:family="table-cell" style:parent-style-name="Default" style:data-style-name="N48">
      <style:table-cell-properties fo:border-top="thin solid #000000" fo:border-bottom="none" fo:border-left="thin solid #000000" fo:border-right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57" style:family="table-cell" style:parent-style-name="Default" style:data-style-name="N48">
      <style:table-cell-properties fo:border-top="none" fo:border-bottom="thin solid #000000" fo:border-left="none" fo:border-right="thin solid #000000" fo:background-color="#FFDBB6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58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EEDFF5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59" style:family="table-cell" style:parent-style-name="Default" style:data-style-name="N48">
      <style:table-cell-properties fo:border="thin solid #000000" fo:background-color="#EEDFF5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6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61" style:family="table-cell" style:parent-style-name="Default" style:data-style-name="N48">
      <style:table-cell-properties fo:border-top="thin solid #000000" fo:border-bottom="thin solid #000000" fo:border-left="none" fo:border-right="thin solid #000000" fo:background-color="#FFFFFF"/>
      <style:text-properties style:font-name="돋움" style:font-name-asian="돋움" style:font-name-complex="돋움" fo:font-size="8pt" style:font-size-asian="8pt" style:font-size-complex="8pt" fo:font-weight="bold" style:font-weight-asian="bold" style:font-weight-complex="bold" style:font-family-generic="modern"/>
    </style:style>
    <style:style style:name="ce62" style:family="table-cell" style:parent-style-name="Default" style:data-style-name="N48">
      <style:table-cell-properties fo:border="thin solid #000000" fo:background-color="#FFFFFF"/>
      <style:text-properties style:font-name="돋움" style:font-name-asian="돋움" style:font-name-complex="돋움" fo:font-size="8pt" style:font-size-asian="8pt" style:font-size-complex="8pt" fo:font-weight="bold" style:font-weight-asian="bold" style:font-weight-complex="bold" style:font-family-generic="modern"/>
    </style:style>
    <style:style style:name="ce63" style:family="table-cell" style:parent-style-name="Default" style:data-style-name="N48">
      <style:table-cell-properties fo:border-top="thin solid #000000" fo:border-bottom="thin solid #000000" fo:border-left="none" fo:border-right="none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돋움" style:font-name-asian="돋움" style:font-name-complex="돋움" style:font-family-generic="modern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66" style:family="table-cell" style:parent-style-name="Default" style:data-style-name="N48">
      <style:table-cell-properties fo:border="thin solid #000000" fo:background-color="#FFFFFF"/>
      <style:text-properties fo:color="#C9211E" style:font-name="돋움" style:font-name-asian="돋움" style:font-name-complex="돋움" fo:font-size="8pt" style:font-size-asian="8pt" style:font-size-complex="8pt" style:font-family-generic="moder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68" style:family="table-cell" style:parent-style-name="Default" style:data-style-name="N0">
      <style:text-properties style:font-name="돋움" style:font-name-asian="돋움" style:font-name-complex="돋움" fo:font-style="italic" style:font-style-asian="italic" style:font-style-complex="italic" style:font-family-generic="modern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0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굴림" style:font-name-asian="굴림" style:font-name-complex="굴림" fo:font-size="10pt" style:font-size-asian="10pt" style:font-size-complex="10pt" style:font-family-generic="modern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돋움" style:font-name-asian="돋움" style:font-name-complex="돋움" style:font-family-generic="modern"/>
    </style:style>
    <style:style style:name="ce73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80808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74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80808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/>
      <style:text-properties style:font-name="돋움" style:font-name-asian="돋움" style:font-name-complex="돋움" fo:font-style="italic" style:font-style-asian="italic" style:font-style-complex="italic" style:font-family-generic="modern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돋움" style:font-name-asian="돋움" style:font-name-complex="돋움" fo:font-size="10pt" style:font-size-asian="10pt" style:font-size-complex="10pt" fo:font-style="italic" style:font-style-asian="italic" style:font-style-complex="italic" style:font-family-generic="modern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78" style:family="table-cell" style:parent-style-name="Default" style:data-style-name="N48">
      <style:table-cell-properties fo:border-top="none" fo:border-bottom="thin solid #000000" fo:border-left="none" fo:border-right="none" fo:background-color="#FFD7D7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80" style:family="table-cell" style:parent-style-name="Default" style:data-style-name="N48">
      <style:table-cell-properties fo:border-top="none" fo:border-bottom="thin solid #000000" fo:border-left="thin solid #000000" fo:border-right="2pt solid #000000" fo:background-color="#FFD7D7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82" style:family="table-cell" style:parent-style-name="Default" style:data-style-name="N48">
      <style:table-cell-properties fo:border="thin solid #000000" fo:background-color="#FFFFFF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83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FFFFFF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84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FFFFFF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85" style:family="table-cell" style:parent-style-name="Default" style:data-style-name="N48">
      <style:table-cell-properties fo:border-top="thin solid #000000" fo:border-bottom="thin solid #000000" fo:border-left="none" fo:border-right="thin solid #000000" fo:background-color="#FFFFFF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86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CCE0F6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87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CCE0F6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89" style:family="table-cell" style:parent-style-name="Default" style:data-style-name="N48">
      <style:table-cell-properties fo:border-top="none" fo:border-bottom="thin solid #000000" fo:border-left="thin solid #000000" fo:border-right="2pt solid #000000" fo:background-color="#FFDBB6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0" style:family="table-cell" style:parent-style-name="Default" style:data-style-name="N48">
      <style:table-cell-properties fo:border-top="none" fo:border-bottom="thin solid #000000" fo:border-left="none" fo:border-right="none" fo:background-color="#FFDBB6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1" style:family="table-cell" style:parent-style-name="Default" style:data-style-name="N48">
      <style:table-cell-properties fo:border-top="thin solid #000000" fo:border-bottom="thin solid #000000" fo:border-left="none" fo:border-right="thin solid #000000" fo:background-color="#80808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93" style:family="table-cell" style:parent-style-name="Default" style:data-style-name="N48">
      <style:table-cell-properties fo:border-top="none" fo:border-bottom="thin solid #000000" fo:border-left="none" fo:border-right="none" fo:background-color="#E8F2A1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4" style:family="table-cell" style:parent-style-name="Default" style:data-style-name="N48">
      <style:table-cell-properties fo:border-top="thin solid #000000" fo:border-bottom="thin solid #000000" fo:border-left="2pt solid #000000" fo:border-right="thin solid #000000" fo:background-color="#E8F2A1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5" style:family="table-cell" style:parent-style-name="Default" style:data-style-name="N48">
      <style:table-cell-properties fo:border-top="thin solid #000000" fo:border-bottom="thin solid #000000" fo:border-left="none" fo:border-right="thin solid #000000" fo:background-color="#C0000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6" style:family="table-cell" style:parent-style-name="Default" style:data-style-name="N48">
      <style:table-cell-properties fo:border-top="thin solid #000000" fo:border-bottom="thin solid #000000" fo:border-left="thin solid #000000" fo:border-right="non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97" style:family="table-cell" style:parent-style-name="Default" style:data-style-name="N48">
      <style:table-cell-properties fo:border-top="none" fo:border-bottom="thin solid #000000" fo:border-left="thin solid #000000" fo:border-right="2pt solid #000000" fo:background-color="#E8F2A1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8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EEDFF5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99" style:family="table-cell" style:parent-style-name="Default" style:data-style-name="N48">
      <style:table-cell-properties fo:border-top="thin solid #000000" fo:border-bottom="thin solid #000000" fo:border-left="thin solid #000000" fo:border-right="2pt solid #000000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00" style:family="table-cell" style:parent-style-name="Default" style:data-style-name="N48">
      <style:table-cell-properties fo:border-top="thin solid #000000" fo:border-bottom="thin solid #000000" fo:border-left="none" fo:border-right="none" fo:background-color="#FFFFFF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101" style:family="table-cell" style:parent-style-name="Default" style:data-style-name="N48">
      <style:table-cell-properties fo:border-top="thin solid #000000" fo:border-bottom="thin solid #000000" fo:border-left="thin solid #000000" fo:border-right="none" fo:background-color="#C0000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02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C0000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03" style:family="table-cell" style:parent-style-name="Default" style:data-style-name="N48">
      <style:table-cell-properties fo:border-top="thin solid #000000" fo:border-bottom="thin solid #000000" fo:border-left="2pt solid #000000" fo:border-right="thin solid #000000" fo:background-color="#FFDBB6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04" style:family="table-cell" style:parent-style-name="Default" style:data-style-name="N48">
      <style:table-cell-properties fo:border="thin solid #000000" fo:background-color="#FFDBB6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05" style:family="table-cell" style:parent-style-name="Default" style:data-style-name="N48">
      <style:table-cell-properties fo:border-top="thin solid #000000" fo:border-bottom="thin solid #000000" fo:border-left="none" fo:border-right="none" fo:background-color="#C0000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굴림" style:font-name-asian="굴림" style:font-name-complex="굴림" style:font-family-generic="modern"/>
    </style:style>
    <style:style style:name="ce107" style:family="table-cell" style:parent-style-name="Default" style:data-style-name="N48">
      <style:table-cell-properties fo:border-top="thin solid #000000" fo:border-bottom="thin solid #000000" fo:border-left="none" fo:border-right="none" fo:background-color="#80808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08" style:family="table-cell" style:parent-style-name="Default" style:data-style-name="N0">
      <style:table-cell-properties fo:border="thin solid #000000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2pt solid #000000"/>
    </style:style>
    <style:style style:name="ce114" style:family="table-cell" style:parent-style-name="Default" style:data-style-name="N0">
      <style:table-cell-properties fo:background-color="#FFFFFF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2pt solid #000000" fo:background-color="#FFFFFF"/>
    </style:style>
    <style:style style:name="ce1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1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돋움" style:font-name-asian="돋움" style:font-name-complex="돋움" fo:font-weight="bold" style:font-weight-asian="bold" style:font-weight-complex="bold" style:font-family-generic="modern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19" style:family="table-cell" style:parent-style-name="Default" style:data-style-name="N0">
      <style:table-cell-properties fo:border="thin solid #000000" style:vertical-align="middle" fo:background-color="transparent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20" style:family="table-cell" style:parent-style-name="Default" style:data-style-name="N0">
      <style:table-cell-properties fo:border="thin solid #000000" fo:background-color="transparent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돋움" style:font-name-asian="돋움" style:font-name-complex="돋움" fo:font-size="10pt" style:font-size-asian="10pt" style:font-size-complex="10pt" style:font-family-generic="modern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돋움" style:font-name-asian="돋움" style:font-name-complex="돋움" fo:font-size="10pt" style:font-size-asian="10pt" style:font-size-complex="10pt" fo:font-weight="bold" style:font-weight-asian="bold" style:font-weight-complex="bold" style:font-family-generic="modern"/>
    </style:style>
    <style:style style:name="ce123" style:family="table-cell" style:parent-style-name="Default" style:data-style-name="N48">
      <style:table-cell-properties fo:border-top="thin solid #000000" fo:border-bottom="thin solid #000000" fo:border-left="thin solid #000000" fo:border-right="2pt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24" style:family="table-cell" style:parent-style-name="Default" style:data-style-name="N13">
      <style:table-cell-properties fo:border-top="thin solid #000000" fo:border-bottom="thin double #000000" fo:border-left="thin solid #000000" fo:border-right="2pt solid #000000"/>
      <style:text-properties style:font-name="돋움" style:font-name-asian="돋움" style:font-name-complex="돋움" fo:font-size="6pt" style:font-size-asian="6pt" style:font-size-complex="6pt" fo:font-weight="bold" style:font-weight-asian="bold" style:font-weight-complex="bold" style:font-family-generic="modern"/>
    </style:style>
    <style:style style:name="ce125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FFFFFF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127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transparent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28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FFFFFF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129" style:family="table-cell" style:parent-style-name="Default" style:data-style-name="N48">
      <style:table-cell-properties fo:border-top="none" fo:border-bottom="thin solid #000000" fo:border-left="thin solid #000000" fo:border-right="2pt solid #000000" fo:background-color="#E8F2A1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30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80808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31" style:family="table-cell" style:parent-style-name="Default" style:data-style-name="N48">
      <style:table-cell-properties fo:border-top="none" fo:border-bottom="thin solid #000000" fo:border-left="thin solid #000000" fo:border-right="2pt solid #000000" fo:background-color="#FFDBB6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32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CCE0F6"/>
      <style:text-properties style:font-name="돋움" style:font-name-asian="돋움" style:font-name-complex="돋움" fo:font-size="8pt" style:font-size-asian="8pt" style:font-size-complex="8pt" fo:font-style="italic" style:font-style-asian="italic" style:font-style-complex="italic" style:font-family-generic="modern"/>
    </style:style>
    <style:style style:name="ce133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C00000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34" style:family="table-cell" style:parent-style-name="Default" style:data-style-name="N48">
      <style:table-cell-properties fo:border-top="thin solid #000000" fo:border-bottom="thin solid #000000" fo:border-left="thin solid #000000" fo:border-right="2pt solid #000000" fo:background-color="#EEDFF5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35" style:family="table-cell" style:parent-style-name="Default" style:data-style-name="N48">
      <style:table-cell-properties fo:border-top="none" fo:border-bottom="thin solid #000000" fo:border-left="thin solid #000000" fo:border-right="2pt solid #000000" fo:background-color="#FFD7D7"/>
      <style:text-properties style:font-name="돋움" style:font-name-asian="돋움" style:font-name-complex="돋움" fo:font-size="8pt" style:font-size-asian="8pt" style:font-size-complex="8pt" style:font-family-generic="modern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2pt solid #000000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굴림" style:font-name-asian="굴림" style:font-name-complex="굴림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돋움1" style:font-name-asian="돋움1" style:font-name-complex="돋움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7.239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12183333333333cm"/>
    </style:style>
    <style:style style:name="co7" style:family="table-column">
      <style:table-column-properties fo:break-before="auto" style:column-width="1.100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B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2"/>
        <table:table-column table:style-name="co1" table:default-cell-style-name="ce1"/>
        <table:table-column table:style-name="co6" table:number-columns-repeated="10" table:default-cell-style-name="ce1"/>
        <table:table-column table:style-name="co6" table:default-cell-style-name="ce114"/>
        <table:table-column table:style-name="co6" table:default-cell-style-name="ce115"/>
        <table:table-column table:style-name="co6" table:number-columns-repeated="2" table:default-cell-style-name="ce1"/>
        <table:table-column table:style-name="co6" table:number-columns-repeated="2" table:default-cell-style-name="ce114"/>
        <table:table-column table:style-name="co6" table:default-cell-style-name="ce136"/>
        <table:table-column table:style-name="co6" table:number-columns-repeated="3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995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1" table:number-rows-spanned="5" table:style-name="ce116">
            <text:p>FBS ID</text:p>
          </table:table-cell>
          <table:table-cell office:value-type="string" table:number-columns-spanned="1" table:number-rows-spanned="5" table:style-name="ce116">
            <text:p>WBS ID</text:p>
          </table:table-cell>
          <table:table-cell office:value-type="string" table:number-columns-spanned="2" table:number-rows-spanned="5" table:style-name="ce116">
            <text:p>업무구분</text:p>
          </table:table-cell>
          <table:covered-table-cell/>
          <table:table-cell office:value-type="string" table:number-columns-spanned="1" table:number-rows-spanned="5" table:style-name="ce116">
            <text:p>책임자</text:p>
          </table:table-cell>
          <table:table-cell office:value-type="string" table:style-name="ce2">
            <text:p>월</text:p>
          </table:table-cell>
          <table:table-cell office:value-type="float" office:value="2020.01" table:number-columns-spanned="20" table:number-rows-spanned="1" table:style-name="ce116">
            <text:p>2020.01</text:p>
          </table:table-cell>
          <table:covered-table-cell table:number-columns-repeated="19"/>
          <table:table-cell table:number-columns-repeated="1635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주</text:p>
          </table:table-cell>
          <table:table-cell office:value-type="string" table:number-columns-spanned="5" table:number-rows-spanned="1" table:style-name="ce117">
            <text:p>1주차-기획,설계</text:p>
          </table:table-cell>
          <table:covered-table-cell table:number-columns-repeated="4"/>
          <table:table-cell office:value-type="string" table:number-columns-spanned="5" table:number-rows-spanned="1" table:style-name="ce116">
            <text:p>2주차</text:p>
          </table:table-cell>
          <table:covered-table-cell table:number-columns-repeated="4"/>
          <table:table-cell office:value-type="string" table:number-columns-spanned="5" table:number-rows-spanned="1" table:style-name="ce116">
            <text:p>3주차</text:p>
          </table:table-cell>
          <table:covered-table-cell table:number-columns-repeated="4"/>
          <table:table-cell office:value-type="string" table:number-columns-spanned="5" table:number-rows-spanned="1" table:style-name="ce116">
            <text:p>4주차</text:p>
          </table:table-cell>
          <table:covered-table-cell table:number-columns-repeated="4"/>
          <table:table-cell table:number-columns-repeated="1635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일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12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5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총진척율</text:p>
          </table:table-cell>
          <table:table-cell office:value-type="float" office:value="6" table:style-name="ce3">
            <text:p>6</text:p>
          </table:table-cell>
          <table:table-cell table:style-name="ce6"/>
          <table:table-cell office:value-type="percentage" office:value="6" table:formula="of:=[.G4]+[.I5]" table:style-name="ce7">
            <text:p>600.0%</text:p>
          </table:table-cell>
          <table:table-cell table:style-name="ce7"/>
          <table:table-cell office:value-type="percentage" office:value="6" table:formula="of:=[.I4]+[.K5]" table:style-name="ce7">
            <text:p>600.0%</text:p>
          </table:table-cell>
          <table:table-cell office:value-type="percentage" office:value="6" table:formula="of:=[.K4]+[.L5]" table:style-name="ce7">
            <text:p>600.0%</text:p>
          </table:table-cell>
          <table:table-cell table:style-name="ce6"/>
          <table:table-cell office:value-type="percentage" office:value="6" table:formula="of:=[.L4]+[.N5]" table:style-name="ce7">
            <text:p>600.0%</text:p>
          </table:table-cell>
          <table:table-cell office:value-type="percentage" office:value="6" table:formula="of:=[.N4]+[.O5]" table:style-name="ce7">
            <text:p>600.0%</text:p>
          </table:table-cell>
          <table:table-cell office:value-type="percentage" office:value="6" table:formula="of:=[.O4]+[.P5]" table:style-name="ce7">
            <text:p>600.0%</text:p>
          </table:table-cell>
          <table:table-cell office:value-type="percentage" office:value="6" table:formula="of:=[.P4]+[.Q5]" table:style-name="ce8">
            <text:p>600.0%</text:p>
          </table:table-cell>
          <table:table-cell table:style-name="ce9"/>
          <table:table-cell office:value-type="percentage" office:value="6" table:formula="of:=[.Q4]+[.S5]" table:style-name="ce6">
            <text:p>600.0%</text:p>
          </table:table-cell>
          <table:table-cell office:value-type="percentage" office:value="6" table:formula="of:=[.S4]+[.T5]" table:style-name="ce7">
            <text:p>600.0%</text:p>
          </table:table-cell>
          <table:table-cell office:value-type="percentage" office:value="6" table:formula="of:=[.T4]+[.U5]" table:style-name="ce10">
            <text:p>600.0%</text:p>
          </table:table-cell>
          <table:table-cell office:value-type="percentage" office:value="6" table:formula="of:=[.U4]+[.V5]" table:style-name="ce10">
            <text:p>600.0%</text:p>
          </table:table-cell>
          <table:table-cell office:value-type="percentage" office:value="6" table:formula="of:=[.V4]+[.W5]" table:style-name="ce123">
            <text:p>600.0%</text:p>
          </table:table-cell>
          <table:table-cell office:value-type="percentage" office:value="6" table:formula="of:=[.W4]+[.X5]" table:style-name="ce6">
            <text:p>600.0%</text:p>
          </table:table-cell>
          <table:table-cell office:value-type="percentage" office:value="6" table:formula="of:=[.X4]+[.Y5]" table:style-name="ce7">
            <text:p>600.0%</text:p>
          </table:table-cell>
          <table:table-cell office:value-type="percentage" office:value="6" table:formula="of:=[.Y4]+[.Z5]" table:style-name="ce7">
            <text:p>600.0%</text:p>
          </table:table-cell>
          <table:table-cell table:number-columns-repeated="16358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주당진척율</text:p>
          </table:table-cell>
          <table:table-cell office:value-type="float" office:value="6" table:style-name="ce3">
            <text:p>6</text:p>
          </table:table-cell>
          <table:table-cell table:style-name="ce12"/>
          <table:table-cell office:value-type="percentage" office:value="0" table:formula="of:=SUM([.I6:.I84])" table:style-name="ce13">
            <text:p>0%</text:p>
          </table:table-cell>
          <table:table-cell table:style-name="ce14"/>
          <table:table-cell office:value-type="percentage" office:value="0" table:formula="of:=SUM([.K6:.K84])" table:style-name="ce15">
            <text:p>0%</text:p>
          </table:table-cell>
          <table:table-cell office:value-type="percentage" office:value="0" table:formula="of:=SUM([.L6:.L84])" table:style-name="ce16">
            <text:p>0%</text:p>
          </table:table-cell>
          <table:table-cell table:style-name="ce12"/>
          <table:table-cell office:value-type="percentage" office:value="0" table:formula="of:=SUM([.N6:.N84])" table:style-name="ce13">
            <text:p>0%</text:p>
          </table:table-cell>
          <table:table-cell office:value-type="percentage" office:value="0" table:formula="of:=SUM([.O6:.O84])" table:style-name="ce13">
            <text:p>0%</text:p>
          </table:table-cell>
          <table:table-cell office:value-type="percentage" office:value="0" table:formula="of:=SUM([.P6:.P84])" table:style-name="ce13">
            <text:p>0%</text:p>
          </table:table-cell>
          <table:table-cell office:value-type="percentage" office:value="0" table:formula="of:=SUM([.Q6:.Q84])" table:style-name="ce17">
            <text:p>0%</text:p>
          </table:table-cell>
          <table:table-cell table:style-name="ce18"/>
          <table:table-cell office:value-type="percentage" office:value="0" table:formula="of:=SUM([.S6:.S84])" table:style-name="ce13">
            <text:p>0%</text:p>
          </table:table-cell>
          <table:table-cell office:value-type="percentage" office:value="0" table:formula="of:=SUM([.T6:.T84])" table:style-name="ce13">
            <text:p>0%</text:p>
          </table:table-cell>
          <table:table-cell office:value-type="percentage" office:value="0" table:formula="of:=SUM([.U6:.U84])" table:style-name="ce17">
            <text:p>0%</text:p>
          </table:table-cell>
          <table:table-cell office:value-type="percentage" office:value="0" table:formula="of:=SUM([.V6:.V84])" table:style-name="ce19">
            <text:p>0%</text:p>
          </table:table-cell>
          <table:table-cell office:value-type="percentage" office:value="0" table:formula="of:=SUM([.W6:.W84])" table:style-name="ce124">
            <text:p>0%</text:p>
          </table:table-cell>
          <table:table-cell office:value-type="percentage" office:value="0" table:formula="of:=SUM([.X6:.X84])" table:style-name="ce13">
            <text:p>0%</text:p>
          </table:table-cell>
          <table:table-cell office:value-type="percentage" office:value="0" table:formula="of:=SUM([.Y6:.Y84])" table:style-name="ce13">
            <text:p>0%</text:p>
          </table:table-cell>
          <table:table-cell office:value-type="percentage" office:value="0" table:formula="of:=SUM([.Z6:.Z84])" table:style-name="ce13">
            <text:p>0%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0">
            <text:p>FBS_00A</text:p>
          </table:table-cell>
          <table:table-cell office:value-type="string" table:style-name="ce21">
            <text:p>WBS_0100</text:p>
          </table:table-cell>
          <table:table-cell office:value-type="string" table:number-columns-spanned="2" table:number-rows-spanned="1" table:style-name="ce118">
            <text:p>준비 및 문서작성</text:p>
          </table:table-cell>
          <table:covered-table-cell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table:style-name="ce28"/>
          <table:table-cell table:style-name="ce29"/>
          <table:table-cell table:number-columns-repeated="3" table:style-name="ce28"/>
          <table:table-cell table:style-name="ce30"/>
          <table:table-cell table:style-name="ce31"/>
          <table:table-cell table:style-name="ce29"/>
          <table:table-cell table:number-columns-repeated="2" table:style-name="ce28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style-name="ce32"/>
          <table:table-cell table:number-columns-repeated="16357" table:style-name="ce1"/>
        </table:table-row>
        <table:table-row-group>
          <table:table-row table:style-name="ro1">
            <table:table-cell table:style-name="ce33"/>
            <table:table-cell office:value-type="string" table:style-name="ce34">
              <text:p>WBS_0101</text:p>
            </table:table-cell>
            <table:table-cell table:style-name="ce35"/>
            <table:table-cell office:value-type="string" table:style-name="ce36">
              <text:p>기획</text:p>
            </table:table-cell>
            <table:table-cell office:value-type="string" table:style-name="ce22">
              <text:p>유재현</text:p>
            </table:table-cell>
            <table:table-cell table:style-name="ce37"/>
            <table:table-cell table:style-name="ce38"/>
            <table:table-cell table:style-name="ce39"/>
            <table:table-cell table:style-name="ce40"/>
            <table:table-cell table:number-columns-repeated="2" table:style-name="ce41"/>
            <table:table-cell table:style-name="ce42"/>
            <table:table-cell table:style-name="ce43"/>
            <table:table-cell table:style-name="ce42"/>
            <table:table-cell table:number-columns-repeated="2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32"/>
            <table:table-cell table:number-columns-repeated="16357" table:style-name="ce1"/>
          </table:table-row>
          <table:table-row table:style-name="ro1">
            <table:table-cell table:style-name="ce33"/>
            <table:table-cell office:value-type="string" table:style-name="ce35">
              <text:p>WBS_0102</text:p>
            </table:table-cell>
            <table:table-cell table:style-name="ce21"/>
            <table:table-cell office:value-type="string" table:style-name="ce44">
              <text:p>기획서작성</text:p>
            </table:table-cell>
            <table:table-cell table:style-name="ce22"/>
            <table:table-cell table:style-name="ce23"/>
            <table:table-cell table:style-name="ce38"/>
            <table:table-cell table:style-name="ce45"/>
            <table:table-cell table:style-name="ce46"/>
            <table:table-cell table:number-columns-repeated="2" table:style-name="ce47"/>
            <table:table-cell table:style-name="ce48"/>
            <table:table-cell table:style-name="ce49"/>
            <table:table-cell table:style-name="ce48"/>
            <table:table-cell table:number-columns-repeated="2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1"/>
            <table:table-cell table:style-name="ce50"/>
            <table:table-cell table:number-columns-repeated="16356" table:style-name="ce1"/>
          </table:table-row>
        </table:table-row-group>
        <table:table-row table:style-name="ro1">
          <table:table-cell office:value-type="string" table:style-name="ce20">
            <text:p>FBS_00B</text:p>
          </table:table-cell>
          <table:table-cell office:value-type="string" table:style-name="ce34">
            <text:p>WBS_0200</text:p>
          </table:table-cell>
          <table:table-cell office:value-type="string" table:number-columns-spanned="2" table:number-rows-spanned="1" table:style-name="ce119">
            <text:p>계획 및 설계</text:p>
          </table:table-cell>
          <table:covered-table-cell/>
          <table:table-cell table:style-name="ce22"/>
          <table:table-cell table:style-name="ce23"/>
          <table:table-cell table:number-columns-repeated="5" table:style-name="ce24"/>
          <table:table-cell table:number-columns-repeated="5" table:style-name="ce28"/>
          <table:table-cell table:style-name="ce30"/>
          <table:table-cell table:style-name="ce31"/>
          <table:table-cell table:style-name="ce29"/>
          <table:table-cell table:number-columns-repeated="2" table:style-name="ce28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style-name="ce1"/>
          <table:table-cell table:style-name="ce50"/>
          <table:table-cell table:style-name="ce39"/>
          <table:table-cell table:number-columns-repeated="16355"/>
        </table:table-row>
        <table:table-row-group>
          <table:table-row table:style-name="ro1">
            <table:table-cell table:style-name="ce33"/>
            <table:table-cell office:value-type="string" table:style-name="ce34">
              <text:p>WBS_0201</text:p>
            </table:table-cell>
            <table:table-cell table:style-name="ce51"/>
            <table:table-cell office:value-type="string" table:style-name="ce44">
              <text:p>개발예정보고서 작성</text:p>
            </table:table-cell>
            <table:table-cell office:value-type="string" table:style-name="ce22">
              <text:p>유재현</text:p>
            </table:table-cell>
            <table:table-cell table:style-name="ce23"/>
            <table:table-cell table:style-name="ce38"/>
            <table:table-cell table:number-columns-repeated="2" table:style-name="ce26"/>
            <table:table-cell table:number-columns-repeated="2" table:style-name="ce27"/>
            <table:table-cell table:style-name="ce2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23">
              <text:p>유재현</text:p>
            </table:table-cell>
            <table:table-cell table:style-name="ce38"/>
            <table:table-cell table:number-columns-repeated="16355"/>
          </table:table-row>
          <table:table-row table:style-name="ro1">
            <table:table-cell table:style-name="ce33"/>
            <table:table-cell office:value-type="string" table:style-name="ce34">
              <text:p>WBS_0202</text:p>
            </table:table-cell>
            <table:table-cell table:style-name="ce51"/>
            <table:table-cell office:value-type="string" table:style-name="ce52">
              <text:p>개발표준안 작성</text:p>
            </table:table-cell>
            <table:table-cell office:value-type="string" table:style-name="ce22">
              <text:p>여정현</text:p>
            </table:table-cell>
            <table:table-cell table:style-name="ce23"/>
            <table:table-cell table:style-name="ce53"/>
            <table:table-cell table:style-name="ce26"/>
            <table:table-cell table:style-name="ce28"/>
            <table:table-cell table:style-name="ce30"/>
            <table:table-cell table:style-name="ce27"/>
            <table:table-cell table:style-name="ce2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23">
              <text:p>조수민</text:p>
            </table:table-cell>
            <table:table-cell table:style-name="ce32"/>
            <table:table-cell table:number-columns-repeated="16355"/>
          </table:table-row>
          <table:table-row table:style-name="ro1">
            <table:table-cell table:style-name="ce33"/>
            <table:table-cell office:value-type="string" table:style-name="ce34">
              <text:p>WBS_0203</text:p>
            </table:table-cell>
            <table:table-cell table:style-name="ce51"/>
            <table:table-cell office:value-type="string" table:style-name="ce52">
              <text:p>FBS 작성(기능분류)</text:p>
            </table:table-cell>
            <table:table-cell office:value-type="string" table:style-name="ce22">
              <text:p>이수정</text:p>
            </table:table-cell>
            <table:table-cell table:style-name="ce23"/>
            <table:table-cell table:style-name="ce54"/>
            <table:table-cell table:number-columns-repeated="2" table:style-name="ce26"/>
            <table:table-cell table:number-columns-repeated="2" table:style-name="ce27"/>
            <table:table-cell table:style-name="ce2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6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55">
              <text:p>이수정</text:p>
            </table:table-cell>
            <table:table-cell table:style-name="ce54"/>
            <table:table-cell table:number-columns-repeated="16355"/>
          </table:table-row>
          <table:table-row table:style-name="ro1">
            <table:table-cell table:style-name="ce33"/>
            <table:table-cell office:value-type="string" table:style-name="ce34">
              <text:p>WBS_0204</text:p>
            </table:table-cell>
            <table:table-cell table:style-name="ce51"/>
            <table:table-cell office:value-type="string" table:style-name="ce44">
              <text:p>WBS 작성(업무분해)</text:p>
            </table:table-cell>
            <table:table-cell office:value-type="string" table:style-name="ce22">
              <text:p>유재현</text:p>
            </table:table-cell>
            <table:table-cell table:style-name="ce23"/>
            <table:table-cell table:style-name="ce39"/>
            <table:table-cell table:style-name="ce38"/>
            <table:table-cell table:number-columns-repeated="2" table:style-name="ce29"/>
            <table:table-cell table:number-columns-repeated="2" table:style-name="ce2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6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23">
              <text:p>여정현</text:p>
            </table:table-cell>
            <table:table-cell table:style-name="ce53"/>
            <table:table-cell table:number-columns-repeated="16355"/>
          </table:table-row>
          <table:table-row table:style-name="ro1">
            <table:table-cell table:style-name="ce33"/>
            <table:table-cell office:value-type="string" table:style-name="ce34">
              <text:p>WBS_0205</text:p>
            </table:table-cell>
            <table:table-cell table:style-name="ce51"/>
            <table:table-cell office:value-type="string" table:style-name="ce56">
              <text:p>레이아웃 정의서</text:p>
            </table:table-cell>
            <table:table-cell office:value-type="string" table:style-name="ce22">
              <text:p>박하</text:p>
            </table:table-cell>
            <table:table-cell table:style-name="ce23"/>
            <table:table-cell table:style-name="ce39"/>
            <table:table-cell table:number-columns-repeated="2" table:style-name="ce57"/>
            <table:table-cell table:style-name="ce29"/>
            <table:table-cell table:style-name="ce30"/>
            <table:table-cell table:style-name="ce2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23">
              <text:p>박하</text:p>
            </table:table-cell>
            <table:table-cell table:style-name="ce57"/>
            <table:table-cell table:number-columns-repeated="16355"/>
          </table:table-row>
          <table:table-row table:style-name="ro1">
            <table:table-cell table:style-name="ce33"/>
            <table:table-cell office:value-type="string" table:style-name="ce34">
              <text:p>WBS_0206</text:p>
            </table:table-cell>
            <table:table-cell table:style-name="ce51"/>
            <table:table-cell office:value-type="string" table:style-name="ce52">
              <text:p>내비게이션 흐름도</text:p>
            </table:table-cell>
            <table:table-cell office:value-type="string" table:style-name="ce22">
              <text:p>이형권</text:p>
            </table:table-cell>
            <table:table-cell table:style-name="ce23"/>
            <table:table-cell table:style-name="ce39"/>
            <table:table-cell table:style-name="ce26"/>
            <table:table-cell table:number-columns-repeated="2" table:style-name="ce58"/>
            <table:table-cell table:style-name="ce30"/>
            <table:table-cell table:style-name="ce2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23">
              <text:p>이형권</text:p>
            </table:table-cell>
            <table:table-cell table:style-name="ce59"/>
            <table:table-cell table:number-columns-repeated="16355"/>
          </table:table-row>
          <table:table-row table:style-name="ro1">
            <table:table-cell table:style-name="ce33"/>
            <table:table-cell office:value-type="string" table:style-name="ce34">
              <text:p>WBS_0207</text:p>
            </table:table-cell>
            <table:table-cell table:style-name="ce51"/>
            <table:table-cell office:value-type="string" table:style-name="ce52">
              <text:p>테이블 정의서</text:p>
            </table:table-cell>
            <table:table-cell office:value-type="string" table:style-name="ce22">
              <text:p>유재현</text:p>
            </table:table-cell>
            <table:table-cell table:style-name="ce23"/>
            <table:table-cell table:style-name="ce39"/>
            <table:table-cell table:style-name="ce26"/>
            <table:table-cell table:number-columns-repeated="2" table:style-name="ce38"/>
            <table:table-cell table:style-name="ce60"/>
            <table:table-cell table:style-name="ce61"/>
            <table:table-cell table:style-name="ce62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16358" table:style-name="ce1"/>
          </table:table-row>
          <table:table-row table:style-name="ro1">
            <table:table-cell table:style-name="ce33"/>
            <table:table-cell office:value-type="string" table:style-name="ce34">
              <text:p>WBS_0208</text:p>
            </table:table-cell>
            <table:table-cell table:style-name="ce51"/>
            <table:table-cell office:value-type="string" table:style-name="ce44">
              <text:p>논리,물리 ERD 작성</text:p>
            </table:table-cell>
            <table:table-cell office:value-type="string" table:style-name="ce22">
              <text:p>조수민</text:p>
            </table:table-cell>
            <table:table-cell table:style-name="ce55"/>
            <table:table-cell table:style-name="ce26"/>
            <table:table-cell table:number-columns-repeated="2" table:style-name="ce25"/>
            <table:table-cell table:style-name="ce63"/>
            <table:table-cell table:style-name="ce32"/>
            <table:table-cell table:number-columns-repeated="2"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16358" table:style-name="ce1"/>
          </table:table-row>
          <table:table-row table:style-name="ro1">
            <table:table-cell office:value-type="string" table:style-name="ce64">
              <text:p>FBS_00C</text:p>
            </table:table-cell>
            <table:table-cell office:value-type="string" table:style-name="ce21">
              <text:p>WBS_0300</text:p>
            </table:table-cell>
            <table:table-cell office:value-type="string" table:number-columns-spanned="2" table:number-rows-spanned="1" table:style-name="ce119">
              <text:p>플랫폼 구현</text:p>
            </table:table-cell>
            <table:covered-table-cell/>
            <table:table-cell table:style-name="ce65"/>
            <table:table-cell table:style-name="ce23"/>
            <table:table-cell table:style-name="ce26"/>
            <table:table-cell table:style-name="ce25"/>
            <table:table-cell table:style-name="ce26"/>
            <table:table-cell table:number-columns-repeated="2" table:style-name="ce27"/>
            <table:table-cell table:number-columns-repeated="2" table:style-name="ce24"/>
            <table:table-cell table:number-columns-repeated="2" table:style-name="ce66"/>
            <table:table-cell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style-name="ce1"/>
            <table:table-cell office:value-type="string" table:style-name="ce1">
              <text:p>유재현,박하,여정현</text:p>
            </table:table-cell>
            <table:table-cell table:number-columns-repeated="16356" table:style-name="ce1"/>
          </table:table-row>
          <table:table-row table:style-name="ro1">
            <table:table-cell table:style-name="ce33"/>
            <table:table-cell office:value-type="string" table:style-name="ce34">
              <text:p>WBS_0301</text:p>
            </table:table-cell>
            <table:table-cell table:style-name="ce67"/>
            <table:table-cell office:value-type="string" table:style-name="ce44">
              <text:p>DB 구축</text:p>
            </table:table-cell>
            <table:table-cell office:value-type="string" table:style-name="ce65">
              <text:p>유재현,박하,여정현</text:p>
            </table:table-cell>
            <table:table-cell table:style-name="ce23"/>
            <table:table-cell table:style-name="ce26"/>
            <table:table-cell office:value-type="string" table:style-name="ce25">
              <text:p><text:s/></text:p>
            </table:table-cell>
            <table:table-cell table:style-name="ce26"/>
            <table:table-cell table:number-columns-repeated="2" table:style-name="ce27"/>
            <table:table-cell table:style-name="ce38"/>
            <table:table-cell table:style-name="ce29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16358" table:style-name="ce1"/>
          </table:table-row>
          <table:table-row table:style-name="ro1">
            <table:table-cell table:style-name="ce33"/>
            <table:table-cell office:value-type="string" table:style-name="ce35">
              <text:p>WBS_0302</text:p>
            </table:table-cell>
            <table:table-cell table:style-name="ce51"/>
            <table:table-cell office:value-type="string" table:style-name="ce44">
              <text:p>Spring frame 설정</text:p>
            </table:table-cell>
            <table:table-cell office:value-type="string" table:style-name="ce65">
              <text:p>유재현,박하,여정현</text:p>
            </table:table-cell>
            <table:table-cell table:style-name="ce23"/>
            <table:table-cell table:style-name="ce26"/>
            <table:table-cell table:style-name="ce25"/>
            <table:table-cell table:style-name="ce26"/>
            <table:table-cell table:number-columns-repeated="2" table:style-name="ce27"/>
            <table:table-cell table:style-name="ce28"/>
            <table:table-cell table:style-name="ce38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16358" table:style-name="ce68"/>
          </table:table-row>
          <table:table-row table:style-name="ro1">
            <table:table-cell office:value-type="string" table:style-name="ce33">
              <text:p>FBS_00D</text:p>
            </table:table-cell>
            <table:table-cell office:value-type="string" table:style-name="ce35">
              <text:p>WBS_0400</text:p>
            </table:table-cell>
            <table:table-cell office:value-type="string" table:number-columns-spanned="2" table:number-rows-spanned="1" table:style-name="ce119">
              <text:p>메인화면(UI)</text:p>
            </table:table-cell>
            <table:covered-table-cell/>
            <table:table-cell table:style-name="ce65"/>
            <table:table-cell table:style-name="ce23"/>
            <table:table-cell table:style-name="ce26"/>
            <table:table-cell table:style-name="ce25"/>
            <table:table-cell table:style-name="ce26"/>
            <table:table-cell table:number-columns-repeated="2" table:style-name="ce27"/>
            <table:table-cell table:number-columns-repeated="2" table:style-name="ce24"/>
            <table:table-cell table:number-columns-repeated="3"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16358" table:style-name="ce68"/>
          </table:table-row>
          <table:table-row table:style-name="ro1">
            <table:table-cell table:style-name="ce69"/>
            <table:table-cell office:value-type="string" table:style-name="ce34">
              <text:p>WBS_0401</text:p>
            </table:table-cell>
            <table:table-cell table:style-name="ce51"/>
            <table:table-cell office:value-type="string" table:style-name="ce44">
              <text:p>정적 View 구성</text:p>
            </table:table-cell>
            <table:table-cell office:value-type="string" table:style-name="ce65">
              <text:p>조수민,이수정,이형권</text:p>
            </table:table-cell>
            <table:table-cell table:style-name="ce23"/>
            <table:table-cell table:style-name="ce46"/>
            <table:table-cell table:style-name="ce45"/>
            <table:table-cell table:style-name="ce46"/>
            <table:table-cell table:number-columns-repeated="2" table:style-name="ce47"/>
            <table:table-cell table:style-name="ce32"/>
            <table:table-cell table:number-columns-repeated="4" table:style-name="ce26"/>
            <table:table-cell table:style-name="ce30"/>
            <table:table-cell table:style-name="ce31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16358" table:style-name="ce68"/>
          </table:table-row>
          <table:table-row table:style-name="ro1">
            <table:table-cell table:style-name="ce69"/>
            <table:table-cell office:value-type="string" table:style-name="ce35">
              <text:p>WBS_0402</text:p>
            </table:table-cell>
            <table:table-cell table:style-name="ce51"/>
            <table:table-cell office:value-type="string" table:style-name="ce71">
              <text:p>동적 View 구성</text:p>
            </table:table-cell>
            <table:table-cell office:value-type="string" table:style-name="ce65">
              <text:p>조수민,이수정,이형권</text:p>
            </table:table-cell>
            <table:table-cell table:style-name="ce23"/>
            <table:table-cell table:style-name="ce46"/>
            <table:table-cell table:style-name="ce45"/>
            <table:table-cell table:style-name="ce46"/>
            <table:table-cell table:number-columns-repeated="2" table:style-name="ce47"/>
            <table:table-cell table:style-name="ce48"/>
            <table:table-cell table:style-name="ce32"/>
            <table:table-cell table:number-columns-repeated="3" table:style-name="ce28"/>
            <table:table-cell table:style-name="ce30"/>
            <table:table-cell table:style-name="ce31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16358" table:style-name="ce68"/>
          </table:table-row>
          <table:table-row table:style-name="ro1">
            <table:table-cell office:value-type="string" table:style-name="ce72">
              <text:p>FBS_001</text:p>
            </table:table-cell>
            <table:table-cell office:value-type="string" table:style-name="ce21">
              <text:p>WBS_0500</text:p>
            </table:table-cell>
            <table:table-cell office:value-type="string" table:number-columns-spanned="2" table:number-rows-spanned="1" table:style-name="ce119">
              <text:p>회원가입</text:p>
            </table:table-cell>
            <table:covered-table-cell/>
            <table:table-cell table:style-name="ce65"/>
            <table:table-cell table:style-name="ce23"/>
            <table:table-cell table:style-name="ce26"/>
            <table:table-cell table:number-columns-repeated="6" table:style-name="ce25"/>
            <table:table-cell table:number-columns-repeated="3" table:style-name="ce24"/>
            <table:table-cell table:style-name="ce73"/>
            <table:table-cell table:style-name="ce74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16358" table:style-name="ce68"/>
          </table:table-row>
          <table:table-row table:style-name="ro1">
            <table:table-cell table:style-name="ce75"/>
            <table:table-cell office:value-type="string" table:style-name="ce21">
              <text:p>WBS_0501</text:p>
            </table:table-cell>
            <table:table-cell table:style-name="ce76"/>
            <table:table-cell office:value-type="string" table:style-name="ce52">
              <text:p>이메일 인증(SMTP)</text:p>
            </table:table-cell>
            <table:table-cell office:value-type="string" table:style-name="ce65">
              <text:p>이수정</text:p>
            </table:table-cell>
            <table:table-cell table:style-name="ce23"/>
            <table:table-cell table:number-columns-repeated="7" table:style-name="ce26"/>
            <table:table-cell table:style-name="ce54"/>
            <table:table-cell table:number-columns-repeated="2" table:style-name="ce26"/>
            <table:table-cell table:style-name="ce27"/>
            <table:table-cell table:style-name="ce70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table:style-name="ce75"/>
            <table:table-cell office:value-type="string" table:style-name="ce21">
              <text:p>WBS_0503</text:p>
            </table:table-cell>
            <table:table-cell table:style-name="ce76"/>
            <table:table-cell office:value-type="string" table:style-name="ce52">
              <text:p>주소 검색</text:p>
            </table:table-cell>
            <table:table-cell office:value-type="string" table:style-name="ce65">
              <text:p>이수정</text:p>
            </table:table-cell>
            <table:table-cell table:style-name="ce23"/>
            <table:table-cell table:number-columns-repeated="8" table:style-name="ce26"/>
            <table:table-cell table:style-name="ce54"/>
            <table:table-cell table:style-name="ce26"/>
            <table:table-cell table:style-name="ce27"/>
            <table:table-cell table:style-name="ce70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table:style-name="ce75"/>
            <table:table-cell office:value-type="string" table:style-name="ce21">
              <text:p>WBS_0504</text:p>
            </table:table-cell>
            <table:table-cell table:style-name="ce76"/>
            <table:table-cell office:value-type="string" table:style-name="ce77">
              <text:p>비밀번호 암호화</text:p>
            </table:table-cell>
            <table:table-cell office:value-type="string" table:style-name="ce65">
              <text:p>이수정</text:p>
            </table:table-cell>
            <table:table-cell table:style-name="ce23"/>
            <table:table-cell table:number-columns-repeated="9" table:style-name="ce26"/>
            <table:table-cell table:style-name="ce54"/>
            <table:table-cell table:style-name="ce27"/>
            <table:table-cell table:style-name="ce70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office:value-type="string" table:style-name="ce1">
              <text:p>FBS_00<text:span text:style-name="T1">2</text:span></text:p>
            </table:table-cell>
            <table:table-cell office:value-type="string" table:style-name="ce51">
              <text:p>WBS_0600</text:p>
            </table:table-cell>
            <table:table-cell office:value-type="string" table:number-columns-spanned="2" table:number-rows-spanned="1" table:style-name="ce119">
              <text:p>로그인/로그아웃</text:p>
            </table:table-cell>
            <table:covered-table-cell/>
            <table:table-cell table:style-name="ce65"/>
            <table:table-cell table:style-name="ce23"/>
            <table:table-cell table:style-name="ce26"/>
            <table:table-cell table:style-name="ce25"/>
            <table:table-cell table:number-columns-repeated="5" table:style-name="ce26"/>
            <table:table-cell table:number-columns-repeated="3" table:style-name="ce24"/>
            <table:table-cell table:style-name="ce73"/>
            <table:table-cell table:style-name="ce74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table:style-name="ce33"/>
            <table:table-cell office:value-type="string" table:style-name="ce35">
              <text:p>WBS_0601</text:p>
            </table:table-cell>
            <table:table-cell table:style-name="ce51"/>
            <table:table-cell office:value-type="string" table:style-name="ce51">
              <text:p>이용자 로그인</text:p>
            </table:table-cell>
            <table:table-cell office:value-type="string" table:style-name="ce65">
              <text:p>이수정</text:p>
            </table:table-cell>
            <table:table-cell table:number-columns-repeated="8" table:style-name="ce23"/>
            <table:table-cell table:style-name="ce25"/>
            <table:table-cell table:number-columns-repeated="2" table:style-name="ce26"/>
            <table:table-cell table:style-name="ce78"/>
            <table:table-cell table:style-name="ce31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table:style-name="ce33"/>
            <table:table-cell office:value-type="string" table:style-name="ce35">
              <text:p>WBS_0602</text:p>
            </table:table-cell>
            <table:table-cell table:style-name="ce51"/>
            <table:table-cell office:value-type="string" table:style-name="ce51">
              <text:p>SNS로그인</text:p>
            </table:table-cell>
            <table:table-cell office:value-type="string" table:style-name="ce65">
              <text:p>이수정</text:p>
            </table:table-cell>
            <table:table-cell table:number-columns-repeated="8" table:style-name="ce23"/>
            <table:table-cell table:number-columns-repeated="3" table:style-name="ce26"/>
            <table:table-cell table:style-name="ce78"/>
            <table:table-cell table:style-name="ce31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table:style-name="ce33"/>
            <table:table-cell office:value-type="string" table:style-name="ce35">
              <text:p>WBS_0603</text:p>
            </table:table-cell>
            <table:table-cell table:style-name="ce51"/>
            <table:table-cell office:value-type="string" table:style-name="ce79">
              <text:p>ID / PW 찾기</text:p>
            </table:table-cell>
            <table:table-cell office:value-type="string" table:style-name="ce65">
              <text:p>이수정</text:p>
            </table:table-cell>
            <table:table-cell table:number-columns-repeated="8" table:style-name="ce23"/>
            <table:table-cell table:number-columns-repeated="3" table:style-name="ce28"/>
            <table:table-cell table:style-name="ce30"/>
            <table:table-cell table:style-name="ce80"/>
            <table:table-cell table:style-name="ce25"/>
            <table:table-cell table:number-columns-repeated="2" table:style-name="ce26"/>
            <table:table-cell table:style-name="ce27"/>
            <table:table-cell table:style-name="ce127"/>
            <table:table-cell table:style-name="ce25"/>
            <table:table-cell table:number-columns-repeated="2" table:style-name="ce26"/>
            <table:table-cell table:number-columns-repeated="997" table:style-name="ce68"/>
            <table:table-cell table:number-columns-repeated="15361"/>
          </table:table-row>
          <table:table-row table:style-name="ro1">
            <table:table-cell office:value-type="string" table:style-name="ce1">
              <text:p>FBS_00<text:span text:style-name="T1">3</text:span></text:p>
            </table:table-cell>
            <table:table-cell office:value-type="string" table:style-name="ce51">
              <text:p>WBS_0700</text:p>
            </table:table-cell>
            <table:table-cell office:value-type="string" table:number-columns-spanned="2" table:number-rows-spanned="1" table:style-name="ce119">
              <text:p>마이페이지</text:p>
            </table:table-cell>
            <table:covered-table-cell/>
            <table:table-cell table:style-name="ce65"/>
            <table:table-cell table:number-columns-repeated="8" table:style-name="ce23"/>
            <table:table-cell table:number-columns-repeated="3" table:style-name="ce24"/>
            <table:table-cell table:style-name="ce73"/>
            <table:table-cell table:style-name="ce74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997" table:style-name="ce68"/>
            <table:table-cell table:number-columns-repeated="15361"/>
          </table:table-row>
        </table:table-row-group>
        <table:table-row table:style-name="ro1">
          <table:table-cell table:style-name="ce33"/>
          <table:table-cell office:value-type="string" table:style-name="ce35">
            <text:p>WBS_0701</text:p>
          </table:table-cell>
          <table:table-cell table:style-name="ce51"/>
          <table:table-cell office:value-type="string" table:style-name="ce81">
            <text:p>회원정보 수정</text:p>
          </table:table-cell>
          <table:table-cell office:value-type="string" table:style-name="ce65">
            <text:p>조수민</text:p>
          </table:table-cell>
          <table:table-cell table:number-columns-repeated="8" table:style-name="ce23"/>
          <table:table-cell table:style-name="ce32"/>
          <table:table-cell table:number-columns-repeated="2" table:style-name="ce28"/>
          <table:table-cell table:style-name="ce30"/>
          <table:table-cell table:style-name="ce31"/>
          <table:table-cell table:style-name="ce29"/>
          <table:table-cell table:number-columns-repeated="2" table:style-name="ce28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-group>
          <table:table-row table:style-name="ro1">
            <table:table-cell table:style-name="ce33"/>
            <table:table-cell office:value-type="string" table:style-name="ce35">
              <text:p>WBS_0702</text:p>
            </table:table-cell>
            <table:table-cell table:style-name="ce51"/>
            <table:table-cell office:value-type="string" table:style-name="ce81">
              <text:p>이력서 정보 입력</text:p>
            </table:table-cell>
            <table:table-cell office:value-type="string" table:style-name="ce65">
              <text:p>조수민</text:p>
            </table:table-cell>
            <table:table-cell table:number-columns-repeated="8" table:style-name="ce23"/>
            <table:table-cell table:style-name="ce42"/>
            <table:table-cell table:style-name="ce32"/>
            <table:table-cell table:style-name="ce28"/>
            <table:table-cell table:style-name="ce30"/>
            <table:table-cell table:style-name="ce31"/>
            <table:table-cell table:style-name="ce29"/>
            <table:table-cell table:number-columns-repeated="2" table:style-name="ce28"/>
            <table:table-cell table:style-name="ce30"/>
            <table:table-cell table:style-name="ce125"/>
            <table:table-cell table:style-name="ce29"/>
            <table:table-cell table:number-columns-repeated="2" table:style-name="ce28"/>
            <table:table-cell table:number-columns-repeated="16358"/>
          </table:table-row>
          <table:table-row table:style-name="ro1">
            <table:table-cell table:style-name="ce75"/>
            <table:table-cell office:value-type="string" table:style-name="ce35">
              <text:p>WBS_0703</text:p>
            </table:table-cell>
            <table:table-cell table:style-name="ce51"/>
            <table:table-cell office:value-type="string" table:style-name="ce81">
              <text:p>공고 일정 캘린더</text:p>
            </table:table-cell>
            <table:table-cell office:value-type="string" table:style-name="ce65">
              <text:p>조수민</text:p>
            </table:table-cell>
            <table:table-cell table:number-columns-repeated="8" table:style-name="ce23"/>
            <table:table-cell table:number-columns-repeated="2" table:style-name="ce82"/>
            <table:table-cell table:style-name="ce32"/>
            <table:table-cell table:style-name="ce83"/>
            <table:table-cell table:style-name="ce84"/>
            <table:table-cell table:style-name="ce85"/>
            <table:table-cell table:number-columns-repeated="2" table:style-name="ce82"/>
            <table:table-cell table:style-name="ce83"/>
            <table:table-cell table:style-name="ce128"/>
            <table:table-cell table:style-name="ce85"/>
            <table:table-cell table:number-columns-repeated="2" table:style-name="ce82"/>
            <table:table-cell table:number-columns-repeated="16358"/>
          </table:table-row>
          <table:table-row table:style-name="ro1">
            <table:table-cell table:style-name="ce75"/>
            <table:table-cell office:value-type="string" table:style-name="ce35">
              <text:p>WBS_0704</text:p>
            </table:table-cell>
            <table:table-cell table:style-name="ce51"/>
            <table:table-cell office:value-type="string" table:style-name="ce81">
              <text:p>개인 포토폴리오 관리</text:p>
            </table:table-cell>
            <table:table-cell office:value-type="string" table:style-name="ce65">
              <text:p>조수민</text:p>
            </table:table-cell>
            <table:table-cell table:number-columns-repeated="8" table:style-name="ce23"/>
            <table:table-cell table:number-columns-repeated="3" table:style-name="ce82"/>
            <table:table-cell table:style-name="ce86"/>
            <table:table-cell table:style-name="ce87"/>
            <table:table-cell table:style-name="ce85"/>
            <table:table-cell table:number-columns-repeated="2" table:style-name="ce82"/>
            <table:table-cell table:style-name="ce83"/>
            <table:table-cell table:style-name="ce128"/>
            <table:table-cell table:style-name="ce85"/>
            <table:table-cell table:number-columns-repeated="2" table:style-name="ce82"/>
            <table:table-cell table:number-columns-repeated="16358"/>
          </table:table-row>
        </table:table-row-group>
        <table:table-row table:style-name="ro1">
          <table:table-cell table:style-name="ce75"/>
          <table:table-cell office:value-type="string" table:style-name="ce35">
            <text:p>WBS_0705</text:p>
          </table:table-cell>
          <table:table-cell table:style-name="ce51"/>
          <table:table-cell office:value-type="string" table:style-name="ce88">
            <text:p>개인 자기소개서 관리</text:p>
          </table:table-cell>
          <table:table-cell office:value-type="string" table:style-name="ce65">
            <text:p>이형권</text:p>
          </table:table-cell>
          <table:table-cell table:number-columns-repeated="8" table:style-name="ce23"/>
          <table:table-cell table:style-name="ce59"/>
          <table:table-cell table:number-columns-repeated="2" table:style-name="ce82"/>
          <table:table-cell table:style-name="ce83"/>
          <table:table-cell table:style-name="ce84"/>
          <table:table-cell table:style-name="ce85"/>
          <table:table-cell table:number-columns-repeated="2" table:style-name="ce82"/>
          <table:table-cell table:style-name="ce83"/>
          <table:table-cell table:style-name="ce128"/>
          <table:table-cell table:style-name="ce85"/>
          <table:table-cell table:number-columns-repeated="2" table:style-name="ce82"/>
          <table:table-cell table:number-columns-repeated="16358"/>
        </table:table-row>
        <table:table-row table:style-name="ro1">
          <table:table-cell table:style-name="ce75"/>
          <table:table-cell office:value-type="string" table:style-name="ce35">
            <text:p>WBS_0706</text:p>
          </table:table-cell>
          <table:table-cell table:style-name="ce51"/>
          <table:table-cell office:value-type="string" table:style-name="ce88">
            <text:p>그래프</text:p>
          </table:table-cell>
          <table:table-cell office:value-type="string" table:style-name="ce65">
            <text:p>박하</text:p>
          </table:table-cell>
          <table:table-cell table:number-columns-repeated="8" table:style-name="ce23"/>
          <table:table-cell table:number-columns-repeated="3" table:style-name="ce82"/>
          <table:table-cell table:style-name="ce83"/>
          <table:table-cell table:style-name="ce89"/>
          <table:table-cell table:style-name="ce85"/>
          <table:table-cell table:number-columns-repeated="2" table:style-name="ce82"/>
          <table:table-cell table:style-name="ce83"/>
          <table:table-cell table:style-name="ce128"/>
          <table:table-cell table:style-name="ce85"/>
          <table:table-cell table:number-columns-repeated="2" table:style-name="ce82"/>
          <table:table-cell table:number-columns-repeated="16358"/>
        </table:table-row>
        <table:table-row table:style-name="ro1">
          <table:table-cell office:value-type="string" table:style-name="ce72">
            <text:p>FBS_004</text:p>
          </table:table-cell>
          <table:table-cell office:value-type="string" table:style-name="ce35">
            <text:p>WBS_0800</text:p>
          </table:table-cell>
          <table:table-cell office:value-type="string" table:number-columns-spanned="2" table:number-rows-spanned="1" table:style-name="ce120">
            <text:p>게시판</text:p>
          </table:table-cell>
          <table:covered-table-cell/>
          <table:table-cell table:style-name="ce65"/>
          <table:table-cell table:number-columns-repeated="8" table:style-name="ce23"/>
          <table:table-cell table:number-columns-repeated="3" table:style-name="ce24"/>
          <table:table-cell table:style-name="ce73"/>
          <table:table-cell table:style-name="ce74"/>
          <table:table-cell table:style-name="ce85"/>
          <table:table-cell table:number-columns-repeated="2" table:style-name="ce82"/>
          <table:table-cell table:style-name="ce83"/>
          <table:table-cell table:style-name="ce128"/>
          <table:table-cell table:style-name="ce85"/>
          <table:table-cell table:number-columns-repeated="2" table:style-name="ce82"/>
          <table:table-cell table:number-columns-repeated="16358"/>
        </table:table-row>
        <table:table-row-group>
          <table:table-row table:style-name="ro1">
            <table:table-cell table:style-name="ce33"/>
            <table:table-cell office:value-type="string" table:style-name="ce35">
              <text:p>WBS_0801</text:p>
            </table:table-cell>
            <table:table-cell table:style-name="ce51"/>
            <table:table-cell office:value-type="string" table:style-name="ce51">
              <text:p>게시판 CRUD</text:p>
            </table:table-cell>
            <table:table-cell office:value-type="string" table:style-name="ce65">
              <text:p>박하</text:p>
            </table:table-cell>
            <table:table-cell table:number-columns-repeated="8" table:style-name="ce23"/>
            <table:table-cell table:number-columns-repeated="2" table:style-name="ce57"/>
            <table:table-cell table:style-name="ce82"/>
            <table:table-cell table:style-name="ce83"/>
            <table:table-cell table:style-name="ce84"/>
            <table:table-cell table:style-name="ce85"/>
            <table:table-cell table:number-columns-repeated="2" table:style-name="ce82"/>
            <table:table-cell table:style-name="ce83"/>
            <table:table-cell table:style-name="ce128"/>
            <table:table-cell table:style-name="ce85"/>
            <table:table-cell table:number-columns-repeated="2" table:style-name="ce82"/>
            <table:table-cell table:number-columns-repeated="16358"/>
          </table:table-row>
        </table:table-row-group>
        <table:table-row table:style-name="ro1">
          <table:table-cell table:style-name="ce33"/>
          <table:table-cell office:value-type="string" table:style-name="ce35">
            <text:p>WBS_0802</text:p>
          </table:table-cell>
          <table:table-cell table:style-name="ce51"/>
          <table:table-cell office:value-type="string" table:style-name="ce51">
            <text:p>게시판 댓글 CRUD</text:p>
          </table:table-cell>
          <table:table-cell office:value-type="string" table:style-name="ce65">
            <text:p>박하</text:p>
          </table:table-cell>
          <table:table-cell table:number-columns-repeated="8" table:style-name="ce23"/>
          <table:table-cell table:number-columns-repeated="2" table:style-name="ce82"/>
          <table:table-cell table:style-name="ce57"/>
          <table:table-cell table:style-name="ce90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75"/>
          <table:table-cell office:value-type="string" table:style-name="ce35">
            <text:p>WBS_0803</text:p>
          </table:table-cell>
          <table:table-cell table:style-name="ce76"/>
          <table:table-cell office:value-type="string" table:style-name="ce51">
            <text:p>게시판 파일 업로드/다운로드</text:p>
          </table:table-cell>
          <table:table-cell office:value-type="string" table:style-name="ce65">
            <text:p>이형권</text:p>
          </table:table-cell>
          <table:table-cell table:number-columns-repeated="8" table:style-name="ce23"/>
          <table:table-cell table:style-name="ce28"/>
          <table:table-cell table:style-name="ce59"/>
          <table:table-cell table:style-name="ce28"/>
          <table:table-cell table:style-name="ce30"/>
          <table:table-cell table:style-name="ce31"/>
          <table:table-cell table:style-name="ce29"/>
          <table:table-cell table:number-columns-repeated="2" table:style-name="ce28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0804</text:p>
          </table:table-cell>
          <table:table-cell table:style-name="ce51"/>
          <table:table-cell office:value-type="string" table:style-name="ce51">
            <text:p>게시판 페이징<text:s/></text:p>
          </table:table-cell>
          <table:table-cell office:value-type="string" table:style-name="ce65">
            <text:p>이형권</text:p>
          </table:table-cell>
          <table:table-cell table:number-columns-repeated="8" table:style-name="ce23"/>
          <table:table-cell table:style-name="ce28"/>
          <table:table-cell table:style-name="ce82"/>
          <table:table-cell table:style-name="ce59"/>
          <table:table-cell table:style-name="ce58"/>
          <table:table-cell table:style-name="ce31"/>
          <table:table-cell table:style-name="ce29"/>
          <table:table-cell table:number-columns-repeated="2" table:style-name="ce28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0805</text:p>
          </table:table-cell>
          <table:table-cell table:style-name="ce88"/>
          <table:table-cell table:style-name="ce51"/>
          <table:table-cell table:style-name="ce22"/>
          <table:table-cell table:number-columns-repeated="8" table:style-name="ce23"/>
          <table:table-cell table:number-columns-repeated="2" table:style-name="ce28"/>
          <table:table-cell table:style-name="ce82"/>
          <table:table-cell table:style-name="ce30"/>
          <table:table-cell table:style-name="ce31"/>
          <table:table-cell table:style-name="ce29"/>
          <table:table-cell table:number-columns-repeated="2" table:style-name="ce28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72">
            <text:p>FBS_005</text:p>
          </table:table-cell>
          <table:table-cell office:value-type="string" table:style-name="ce35">
            <text:p>WBS_0900</text:p>
          </table:table-cell>
          <table:table-cell office:value-type="string" table:number-columns-spanned="2" table:number-rows-spanned="1" table:style-name="ce120">
            <text:p>메인페이지 + 회사 정보 페이지 + 회사 검색</text:p>
          </table:table-cell>
          <table:covered-table-cell/>
          <table:table-cell table:style-name="ce22"/>
          <table:table-cell table:number-columns-repeated="8" table:style-name="ce23"/>
          <table:table-cell table:number-columns-repeated="3" table:style-name="ce24"/>
          <table:table-cell table:style-name="ce73"/>
          <table:table-cell table:style-name="ce74"/>
          <table:table-cell table:style-name="ce91"/>
          <table:table-cell table:style-name="ce24"/>
          <table:table-cell table:style-name="ce82"/>
          <table:table-cell table:style-name="ce30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0901</text:p>
          </table:table-cell>
          <table:table-cell table:style-name="ce88"/>
          <table:table-cell office:value-type="string" table:style-name="ce88">
            <text:p>회사 정보 크롤링</text:p>
          </table:table-cell>
          <table:table-cell office:value-type="string" table:style-name="ce22">
            <text:p>여정현</text:p>
          </table:table-cell>
          <table:table-cell table:number-columns-repeated="8" table:style-name="ce23"/>
          <table:table-cell table:style-name="ce53"/>
          <table:table-cell table:number-columns-repeated="2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51">
            <text:p>WBS_0902</text:p>
          </table:table-cell>
          <table:table-cell table:style-name="ce88"/>
          <table:table-cell office:value-type="string" table:style-name="ce88">
            <text:p>회사 정보 상세 페이지 + 메인페이지</text:p>
          </table:table-cell>
          <table:table-cell office:value-type="string" table:style-name="ce22">
            <text:p>여정현</text:p>
          </table:table-cell>
          <table:table-cell table:number-columns-repeated="9" table:style-name="ce23"/>
          <table:table-cell table:number-columns-repeated="2" table:style-name="ce5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92">
            <text:p>WBS_0903</text:p>
          </table:table-cell>
          <table:table-cell table:style-name="ce88"/>
          <table:table-cell office:value-type="string" table:style-name="ce88">
            <text:p>페이지 스크롤</text:p>
          </table:table-cell>
          <table:table-cell office:value-type="string" table:style-name="ce22">
            <text:p>여정현</text:p>
          </table:table-cell>
          <table:table-cell table:number-columns-repeated="10" table:style-name="ce23"/>
          <table:table-cell table:style-name="ce82"/>
          <table:table-cell table:style-name="ce93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92">
            <text:p>WBS_0904</text:p>
          </table:table-cell>
          <table:table-cell table:style-name="ce88"/>
          <table:table-cell office:value-type="string" table:style-name="ce88">
            <text:p>회사 검색(필터 기능 포함)</text:p>
          </table:table-cell>
          <table:table-cell office:value-type="string" table:style-name="ce22">
            <text:p>여정현</text:p>
          </table:table-cell>
          <table:table-cell table:number-columns-repeated="10" table:style-name="ce23"/>
          <table:table-cell table:number-columns-repeated="2" table:style-name="ce82"/>
          <table:table-cell table:style-name="ce31"/>
          <table:table-cell table:style-name="ce94"/>
          <table:table-cell table:style-name="ce93"/>
          <table:table-cell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92">
            <text:p>WBS_0904</text:p>
          </table:table-cell>
          <table:table-cell table:style-name="ce88"/>
          <table:table-cell office:value-type="string" table:style-name="ce88">
            <text:p>회사 검색(필터 기능 포함)</text:p>
          </table:table-cell>
          <table:table-cell office:value-type="string" table:style-name="ce22">
            <text:p>유재현<text:s/></text:p>
          </table:table-cell>
          <table:table-cell table:number-columns-repeated="11" table:style-name="ce23"/>
          <table:table-cell table:style-name="ce30"/>
          <table:table-cell table:style-name="ce31"/>
          <table:table-cell table:style-name="ce95"/>
          <table:table-cell table:style-name="ce38"/>
          <table:table-cell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33">
            <text:p>FBS_00<text:span text:style-name="T1">6</text:span></text:p>
          </table:table-cell>
          <table:table-cell office:value-type="string" table:style-name="ce92">
            <text:p>WBS-1000</text:p>
          </table:table-cell>
          <table:table-cell office:value-type="string" table:number-columns-spanned="2" table:number-rows-spanned="1" table:style-name="ce121">
            <text:p>지도</text:p>
          </table:table-cell>
          <table:covered-table-cell/>
          <table:table-cell table:style-name="ce22"/>
          <table:table-cell table:number-columns-repeated="11" table:style-name="ce23"/>
          <table:table-cell table:style-name="ce96"/>
          <table:table-cell table:style-name="ce74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92">
            <text:p>WBS-1001</text:p>
          </table:table-cell>
          <table:table-cell table:style-name="ce88"/>
          <table:table-cell office:value-type="string" table:style-name="ce88">
            <text:p>주변 채용 회사위치</text:p>
          </table:table-cell>
          <table:table-cell office:value-type="string" table:style-name="ce22">
            <text:p>여정현</text:p>
          </table:table-cell>
          <table:table-cell table:number-columns-repeated="11" table:style-name="ce23"/>
          <table:table-cell table:style-name="ce96"/>
          <table:table-cell table:style-name="ce97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33">
            <text:p>FBS_00<text:span text:style-name="T1">7</text:span></text:p>
          </table:table-cell>
          <table:table-cell office:value-type="string" table:style-name="ce92">
            <text:p>WBS-1100</text:p>
          </table:table-cell>
          <table:table-cell office:value-type="string" table:number-columns-spanned="2" table:number-rows-spanned="1" table:style-name="ce121">
            <text:p>결제</text:p>
          </table:table-cell>
          <table:covered-table-cell/>
          <table:table-cell table:style-name="ce22"/>
          <table:table-cell table:number-columns-repeated="11" table:style-name="ce23"/>
          <table:table-cell table:style-name="ce96"/>
          <table:table-cell table:style-name="ce74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92">
            <text:p>WBS-1101</text:p>
          </table:table-cell>
          <table:table-cell table:style-name="ce88"/>
          <table:table-cell office:value-type="string" table:style-name="ce88">
            <text:p>결제</text:p>
          </table:table-cell>
          <table:table-cell office:value-type="string" table:style-name="ce22">
            <text:p>이형권</text:p>
          </table:table-cell>
          <table:table-cell table:number-columns-repeated="11" table:style-name="ce23"/>
          <table:table-cell table:style-name="ce30"/>
          <table:table-cell table:style-name="ce98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33">
            <text:p>FBS_00<text:span text:style-name="T2">8</text:span></text:p>
          </table:table-cell>
          <table:table-cell office:value-type="string" table:style-name="ce92">
            <text:p>WBS-1200</text:p>
          </table:table-cell>
          <table:table-cell office:value-type="string" table:number-columns-spanned="2" table:number-rows-spanned="1" table:style-name="ce121">
            <text:p>알림</text:p>
          </table:table-cell>
          <table:covered-table-cell/>
          <table:table-cell table:style-name="ce22"/>
          <table:table-cell table:number-columns-repeated="11" table:style-name="ce23"/>
          <table:table-cell table:style-name="ce96"/>
          <table:table-cell table:style-name="ce99"/>
          <table:table-cell table:number-columns-repeated="3" table:style-name="ce85"/>
          <table:table-cell table:style-name="ce100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92">
            <text:p>WBS-1201</text:p>
          </table:table-cell>
          <table:table-cell table:style-name="ce88"/>
          <table:table-cell office:value-type="string" table:style-name="ce88">
            <text:p>카카오 스토리 알림</text:p>
          </table:table-cell>
          <table:table-cell office:value-type="string" table:style-name="ce22">
            <text:p>여정현</text:p>
          </table:table-cell>
          <table:table-cell table:number-columns-repeated="11" table:style-name="ce23"/>
          <table:table-cell table:style-name="ce30"/>
          <table:table-cell table:style-name="ce31"/>
          <table:table-cell table:number-columns-repeated="2" table:style-name="ce85"/>
          <table:table-cell table:number-columns-repeated="2" table:style-name="ce93"/>
          <table:table-cell table:style-name="ce129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72">
            <text:p>FBS_009</text:p>
          </table:table-cell>
          <table:table-cell office:value-type="string" table:style-name="ce35">
            <text:p>WBS_1300</text:p>
          </table:table-cell>
          <table:table-cell office:value-type="string" table:number-columns-spanned="2" table:number-rows-spanned="1" table:style-name="ce119">
            <text:p>파이썬 NLP 개발</text:p>
          </table:table-cell>
          <table:covered-table-cell/>
          <table:table-cell table:style-name="ce22"/>
          <table:table-cell table:number-columns-repeated="8" table:style-name="ce23"/>
          <table:table-cell table:number-columns-repeated="3" table:style-name="ce24"/>
          <table:table-cell table:style-name="ce73"/>
          <table:table-cell table:style-name="ce74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301</text:p>
          </table:table-cell>
          <table:table-cell table:style-name="ce51"/>
          <table:table-cell office:value-type="string" table:style-name="ce51">
            <text:p>자기소개서 크롤링</text:p>
          </table:table-cell>
          <table:table-cell office:value-type="string" table:style-name="ce22">
            <text:p>유재현</text:p>
          </table:table-cell>
          <table:table-cell table:number-columns-repeated="8" table:style-name="ce23"/>
          <table:table-cell table:style-name="ce38"/>
          <table:table-cell table:number-columns-repeated="2" table:style-name="ce23"/>
          <table:table-cell table:style-name="ce96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302</text:p>
          </table:table-cell>
          <table:table-cell table:style-name="ce51"/>
          <table:table-cell office:value-type="string" table:style-name="ce51">
            <text:p>텍스트 전처리</text:p>
          </table:table-cell>
          <table:table-cell office:value-type="string" table:style-name="ce22">
            <text:p>유재현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style-name="ce23"/>
          <table:table-cell table:style-name="ce25"/>
          <table:table-cell table:style-name="ce26"/>
          <table:table-cell table:style-name="ce23"/>
          <table:table-cell table:style-name="ce25"/>
          <table:table-cell table:number-columns-repeated="2" table:style-name="ce38"/>
          <table:table-cell table:style-name="ce63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303</text:p>
          </table:table-cell>
          <table:table-cell table:style-name="ce51"/>
          <table:table-cell office:value-type="string" table:style-name="ce51">
            <text:p>단어 토큰화 + word to Vec(임베딩)</text:p>
          </table:table-cell>
          <table:table-cell office:value-type="string" table:style-name="ce22">
            <text:p>유재현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101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304</text:p>
          </table:table-cell>
          <table:table-cell table:style-name="ce51"/>
          <table:table-cell office:value-type="string" table:style-name="ce51">
            <text:p>훈련 및 테스트</text:p>
          </table:table-cell>
          <table:table-cell office:value-type="string" table:style-name="ce22">
            <text:p>유재현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101"/>
          <table:table-cell table:style-name="ce102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table:style-name="ce35"/>
          <table:table-cell table:style-name="ce88"/>
          <table:table-cell table:style-name="ce51"/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33">
            <text:p>FBS_0<text:span text:style-name="T1">10</text:span></text:p>
          </table:table-cell>
          <table:table-cell office:value-type="string" table:style-name="ce35">
            <text:p>WBS_1400</text:p>
          </table:table-cell>
          <table:table-cell office:value-type="string" table:number-columns-spanned="2" table:number-rows-spanned="1" table:style-name="ce121">
            <text:p>자기소개서 작성</text:p>
          </table:table-cell>
          <table:covered-table-cell/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401</text:p>
          </table:table-cell>
          <table:table-cell table:style-name="ce51"/>
          <table:table-cell office:value-type="string" table:style-name="ce51">
            <text:p>text to speech 문서 작성</text:p>
          </table:table-cell>
          <table:table-cell office:value-type="string" table:style-name="ce22">
            <text:p>박하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103"/>
          <table:table-cell table:style-name="ce104"/>
          <table:table-cell table:style-name="ce90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402</text:p>
          </table:table-cell>
          <table:table-cell table:style-name="ce51"/>
          <table:table-cell office:value-type="string" table:style-name="ce51">
            <text:p>맞춤법 검사, 글자수 count</text:p>
          </table:table-cell>
          <table:table-cell office:value-type="string" table:style-name="ce22">
            <text:p>박하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90"/>
          <table:table-cell table:style-name="ce131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403</text:p>
          </table:table-cell>
          <table:table-cell table:style-name="ce51"/>
          <table:table-cell office:value-type="string" table:style-name="ce51">
            <text:p>자기소개서 저장시 이력서로 변환(완성본)</text:p>
          </table:table-cell>
          <table:table-cell office:value-type="string" table:style-name="ce22">
            <text:p>조수민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3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404</text:p>
          </table:table-cell>
          <table:table-cell table:style-name="ce51"/>
          <table:table-cell office:value-type="string" table:style-name="ce51">
            <text:p>자기소개서 게시판에서 조회, pdf다운로드</text:p>
          </table:table-cell>
          <table:table-cell office:value-type="string" table:style-name="ce22">
            <text:p>조수민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86"/>
          <table:table-cell table:style-name="ce132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405</text:p>
          </table:table-cell>
          <table:table-cell table:style-name="ce51"/>
          <table:table-cell office:value-type="string" table:style-name="ce51">
            <text:p>자기소개서 주제와 일치여부 NLP로 판별</text:p>
          </table:table-cell>
          <table:table-cell office:value-type="string" table:style-name="ce22">
            <text:p>유재현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style-name="ce82"/>
          <table:table-cell table:style-name="ce38"/>
          <table:table-cell table:style-name="ce105"/>
          <table:table-cell table:style-name="ce133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33">
            <text:p>FBS_0<text:span text:style-name="T1">11</text:span></text:p>
          </table:table-cell>
          <table:table-cell office:value-type="string" table:style-name="ce35">
            <text:p>WBS_1500</text:p>
          </table:table-cell>
          <table:table-cell office:value-type="string" table:number-columns-spanned="2" table:number-rows-spanned="1" table:style-name="ce121">
            <text:p>실전 스피치</text:p>
          </table:table-cell>
          <table:covered-table-cell/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501</text:p>
          </table:table-cell>
          <table:table-cell table:style-name="ce51"/>
          <table:table-cell office:value-type="string" table:style-name="ce51">
            <text:p>text to speech 대본 작성, 수정</text:p>
          </table:table-cell>
          <table:table-cell office:value-type="string" table:style-name="ce22">
            <text:p>이형권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59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502</text:p>
          </table:table-cell>
          <table:table-cell table:style-name="ce51"/>
          <table:table-cell office:value-type="string" table:style-name="ce51">
            <text:p>스피치연습</text:p>
          </table:table-cell>
          <table:table-cell office:value-type="string" table:style-name="ce22">
            <text:p>이형권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58"/>
          <table:table-cell table:style-name="ce134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600</text:p>
          </table:table-cell>
          <table:table-cell office:value-type="string" table:number-columns-spanned="2" table:number-rows-spanned="1" table:style-name="ce121">
            <text:p>포토폴리오 작성</text:p>
          </table:table-cell>
          <table:covered-table-cell/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601</text:p>
          </table:table-cell>
          <table:table-cell table:style-name="ce51"/>
          <table:table-cell office:value-type="string" table:style-name="ce51">
            <text:p>포토폴리오 페이지 양식 + 이미지 업로드</text:p>
          </table:table-cell>
          <table:table-cell office:value-type="string" table:style-name="ce22">
            <text:p>이수정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54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602</text:p>
          </table:table-cell>
          <table:table-cell table:style-name="ce51"/>
          <table:table-cell office:value-type="string" table:style-name="ce51">
            <text:p>pdf변환, 다운로드(포토폴리오 게시판에서 접근)</text:p>
          </table:table-cell>
          <table:table-cell office:value-type="string" table:style-name="ce22">
            <text:p>이수정</text:p>
          </table:table-cell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78"/>
          <table:table-cell table:style-name="ce135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office:value-type="string" table:style-name="ce106">
            <text:p>FBS-012</text:p>
          </table:table-cell>
          <table:table-cell office:value-type="string" table:style-name="ce35">
            <text:p>WBS_1700</text:p>
          </table:table-cell>
          <table:table-cell office:value-type="string" table:number-columns-spanned="2" table:number-rows-spanned="1" table:style-name="ce121">
            <text:p>실전 문답 스피치</text:p>
          </table:table-cell>
          <table:covered-table-cell/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701</text:p>
          </table:table-cell>
          <table:table-cell table:style-name="ce51"/>
          <table:table-cell office:value-type="string" table:style-name="ce51">
            <text:p>문제를 보이스로 말해주기</text:p>
          </table:table-cell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702</text:p>
          </table:table-cell>
          <table:table-cell table:style-name="ce51"/>
          <table:table-cell office:value-type="string" table:style-name="ce51">
            <text:p>답을 레코딩 정답유무 판별<text:s/></text:p>
          </table:table-cell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 table:style-name="ro1">
          <table:table-cell table:style-name="ce33"/>
          <table:table-cell office:value-type="string" table:style-name="ce35">
            <text:p>WBS_1703</text:p>
          </table:table-cell>
          <table:table-cell table:style-name="ce51"/>
          <table:table-cell office:value-type="string" table:style-name="ce51">
            <text:p>점수측정 그래프화</text:p>
          </table:table-cell>
          <table:table-cell table:style-name="ce22"/>
          <table:table-cell table:style-name="ce23"/>
          <table:table-cell table:style-name="ce26"/>
          <table:table-cell table:style-name="ce25"/>
          <table:table-cell table:style-name="ce26"/>
          <table:table-cell table:number-columns-repeated="7" table:style-name="ce23"/>
          <table:table-cell table:style-name="ce30"/>
          <table:table-cell table:style-name="ce31"/>
          <table:table-cell table:number-columns-repeated="3" table:style-name="ce24"/>
          <table:table-cell table:style-name="ce73"/>
          <table:table-cell table:style-name="ce130"/>
          <table:table-cell table:style-name="ce29"/>
          <table:table-cell table:number-columns-repeated="2" table:style-name="ce28"/>
          <table:table-cell table:number-columns-repeated="16358"/>
        </table:table-row>
        <table:table-row-group>
          <table:table-row table:style-name="ro3">
            <table:table-cell office:value-type="string" table:style-name="ce72">
              <text:p>FBS_004</text:p>
            </table:table-cell>
            <table:table-cell office:value-type="string" table:style-name="ce35">
              <text:p>WBS_1700</text:p>
            </table:table-cell>
            <table:table-cell office:value-type="string" table:number-columns-spanned="2" table:number-rows-spanned="1" table:style-name="ce120">
              <text:p>버그수정</text:p>
            </table:table-cell>
            <table:covered-table-cell/>
            <table:table-cell office:value-type="string" table:style-name="ce65">
              <text:p>조수민, 여정현</text:p>
            </table:table-cell>
            <table:table-cell table:style-name="ce23"/>
            <table:table-cell table:style-name="ce26"/>
            <table:table-cell table:style-name="ce25"/>
            <table:table-cell table:style-name="ce26"/>
            <table:table-cell table:number-columns-repeated="7" table:style-name="ce23"/>
            <table:table-cell table:style-name="ce96"/>
            <table:table-cell table:style-name="ce31"/>
            <table:table-cell table:style-name="ce85"/>
            <table:table-cell table:number-columns-repeated="2" table:style-name="ce82"/>
            <table:table-cell table:style-name="ce83"/>
            <table:table-cell table:style-name="ce125"/>
            <table:table-cell table:style-name="ce107"/>
            <table:table-cell table:style-name="ce74"/>
            <table:table-cell table:style-name="ce28"/>
            <table:table-cell table:number-columns-repeated="16358"/>
          </table:table-row>
          <table:table-row table:style-name="ro1">
            <table:table-cell table:style-name="ce72"/>
            <table:table-cell office:value-type="string" table:style-name="ce35">
              <text:p>WBS_1701</text:p>
            </table:table-cell>
            <table:table-cell table:style-name="ce92"/>
            <table:table-cell table:style-name="ce108"/>
            <table:table-cell table:style-name="ce65"/>
            <table:table-cell table:style-name="ce23"/>
            <table:table-cell table:style-name="ce26"/>
            <table:table-cell table:style-name="ce25"/>
            <table:table-cell table:style-name="ce26"/>
            <table:table-cell table:style-name="ce27"/>
            <table:table-cell table:style-name="ce25"/>
            <table:table-cell table:style-name="ce26"/>
            <table:table-cell table:style-name="ce23"/>
            <table:table-cell table:style-name="ce25"/>
            <table:table-cell table:style-name="ce26"/>
            <table:table-cell table:style-name="ce23"/>
            <table:table-cell table:style-name="ce63"/>
            <table:table-cell table:style-name="ce31"/>
            <table:table-cell table:style-name="ce85"/>
            <table:table-cell table:number-columns-repeated="2" table:style-name="ce82"/>
            <table:table-cell table:style-name="ce83"/>
            <table:table-cell table:style-name="ce125"/>
            <table:table-cell table:style-name="ce29"/>
            <table:table-cell table:number-columns-repeated="2" table:style-name="ce28"/>
            <table:table-cell table:number-columns-repeated="16358"/>
          </table:table-row>
        </table:table-row-group>
        <table:table-row table:style-name="ro1">
          <table:table-cell office:value-type="string" table:style-name="ce72">
            <text:p>FBS_00E</text:p>
          </table:table-cell>
          <table:table-cell office:value-type="string" table:style-name="ce35">
            <text:p>WBS_1800</text:p>
          </table:table-cell>
          <table:table-cell office:value-type="string" table:number-columns-spanned="2" table:number-rows-spanned="1" table:style-name="ce119">
            <text:p>테스트</text:p>
          </table:table-cell>
          <table:covered-table-cell/>
          <table:table-cell table:style-name="ce65"/>
          <table:table-cell table:style-name="ce37"/>
          <table:table-cell table:style-name="ce40"/>
          <table:table-cell table:style-name="ce39"/>
          <table:table-cell table:style-name="ce40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74"/>
          <table:table-cell table:number-columns-repeated="16358"/>
        </table:table-row>
        <table:table-row table:style-name="ro1">
          <table:table-cell table:style-name="ce69"/>
          <table:table-cell office:value-type="string" table:style-name="ce35">
            <text:p>WBS_1801</text:p>
          </table:table-cell>
          <table:table-cell table:style-name="ce21"/>
          <table:table-cell office:value-type="string" table:style-name="ce44">
            <text:p>기능별 테스트</text:p>
          </table:table-cell>
          <table:table-cell office:value-type="string" table:style-name="ce65">
            <text:p>이수정, 이형권</text:p>
          </table:table-cell>
          <table:table-cell table:style-name="ce23"/>
          <table:table-cell table:style-name="ce46"/>
          <table:table-cell table:style-name="ce45"/>
          <table:table-cell table:style-name="ce46"/>
          <table:table-cell table:number-columns-repeated="7" table:style-name="ce23"/>
          <table:table-cell table:style-name="ce30"/>
          <table:table-cell table:style-name="ce31"/>
          <table:table-cell table:style-name="ce85"/>
          <table:table-cell table:number-columns-repeated="2" table:style-name="ce82"/>
          <table:table-cell table:style-name="ce83"/>
          <table:table-cell table:style-name="ce125"/>
          <table:table-cell table:style-name="ce29"/>
          <table:table-cell table:number-columns-repeated="2" table:style-name="ce28"/>
          <table:table-cell table:number-columns-repeated="16358"/>
        </table:table-row>
        <table:table-row-group>
          <table:table-row table:style-name="ro1">
            <table:table-cell office:value-type="string" table:style-name="ce72">
              <text:p>FBS_00F</text:p>
            </table:table-cell>
            <table:table-cell office:value-type="string" table:style-name="ce21">
              <text:p>WBS_1900</text:p>
            </table:table-cell>
            <table:table-cell office:value-type="string" table:number-columns-spanned="2" table:number-rows-spanned="1" table:style-name="ce119">
              <text:p>서비스 준비</text:p>
            </table:table-cell>
            <table:covered-table-cell/>
            <table:table-cell table:style-name="ce65"/>
            <table:table-cell table:style-name="ce23"/>
            <table:table-cell table:style-name="ce26"/>
            <table:table-cell table:style-name="ce25"/>
            <table:table-cell table:style-name="ce26"/>
            <table:table-cell table:number-columns-repeated="7" table:style-name="ce23"/>
            <table:table-cell table:style-name="ce30"/>
            <table:table-cell table:style-name="ce31"/>
            <table:table-cell table:style-name="ce85"/>
            <table:table-cell table:number-columns-repeated="2" table:style-name="ce82"/>
            <table:table-cell table:style-name="ce83"/>
            <table:table-cell table:style-name="ce125"/>
            <table:table-cell table:style-name="ce29"/>
            <table:table-cell table:number-columns-repeated="2" table:style-name="ce74"/>
            <table:table-cell table:number-columns-repeated="16358"/>
          </table:table-row>
          <table:table-row table:style-name="ro1">
            <table:table-cell table:style-name="ce69"/>
            <table:table-cell office:value-type="string" table:style-name="ce21">
              <text:p>WBS_1901</text:p>
            </table:table-cell>
            <table:table-cell table:style-name="ce109"/>
            <table:table-cell office:value-type="string" table:style-name="ce44">
              <text:p>발표자료 준비</text:p>
            </table:table-cell>
            <table:table-cell office:value-type="string" table:style-name="ce65">
              <text:p>박하, 유재현</text:p>
            </table:table-cell>
            <table:table-cell table:style-name="ce23"/>
            <table:table-cell table:style-name="ce26"/>
            <table:table-cell table:style-name="ce25"/>
            <table:table-cell table:style-name="ce26"/>
            <table:table-cell table:number-columns-repeated="7" table:style-name="ce23"/>
            <table:table-cell table:style-name="ce96"/>
            <table:table-cell table:style-name="ce31"/>
            <table:table-cell table:style-name="ce85"/>
            <table:table-cell table:number-columns-repeated="2" table:style-name="ce82"/>
            <table:table-cell table:style-name="ce83"/>
            <table:table-cell table:style-name="ce125"/>
            <table:table-cell table:number-columns-repeated="3" table:style-name="ce29"/>
            <table:table-cell table:number-columns-repeated="16358"/>
          </table:table-row>
          <table:table-row table:style-name="ro1">
            <table:table-cell office:value-type="string" table:style-name="ce20">
              <text:p>FBS_00G</text:p>
            </table:table-cell>
            <table:table-cell office:value-type="string" table:style-name="ce35">
              <text:p>WBS_2000</text:p>
            </table:table-cell>
            <table:table-cell office:value-type="string" table:style-name="ce51">
              <text:p>종료보고</text:p>
            </table:table-cell>
            <table:table-cell table:style-name="ce88"/>
            <table:table-cell table:style-name="ce110"/>
            <table:table-cell table:style-name="ce51"/>
            <table:table-cell table:style-name="ce108"/>
            <table:table-cell table:style-name="ce111"/>
            <table:table-cell table:style-name="ce108"/>
            <table:table-cell table:number-columns-repeated="7" table:style-name="ce23"/>
            <table:table-cell table:style-name="ce96"/>
            <table:table-cell table:style-name="ce31"/>
            <table:table-cell table:style-name="ce85"/>
            <table:table-cell table:number-columns-repeated="2" table:style-name="ce82"/>
            <table:table-cell table:style-name="ce83"/>
            <table:table-cell table:style-name="ce125"/>
            <table:table-cell table:style-name="ce29"/>
            <table:table-cell table:number-columns-repeated="2" table:style-name="ce28"/>
            <table:table-cell table:number-columns-repeated="16358"/>
          </table:table-row>
        </table:table-row-group>
        <table:table-row table:number-rows-repeated="3" table:style-name="ro1">
          <table:table-cell table:number-columns-repeated="4" table:style-name="ce1"/>
          <table:table-cell table:style-name="ce112"/>
          <table:table-cell table:number-columns-repeated="12" table:style-name="ce1"/>
          <table:table-cell table:style-name="ce113"/>
          <table:table-cell table:number-columns-repeated="4" table:style-name="ce1"/>
          <table:table-cell table:style-name="ce136"/>
          <table:table-cell table:number-columns-repeated="16361" table:style-name="ce1"/>
        </table:table-row>
        <table:table-row-group>
          <table:table-row table:number-rows-repeated="8" table:style-name="ro1">
            <table:table-cell table:number-columns-repeated="4" table:style-name="ce1"/>
            <table:table-cell table:style-name="ce112"/>
            <table:table-cell table:number-columns-repeated="12" table:style-name="ce1"/>
            <table:table-cell table:style-name="ce113"/>
            <table:table-cell table:number-columns-repeated="4" table:style-name="ce1"/>
            <table:table-cell table:style-name="ce136"/>
            <table:table-cell table:number-columns-repeated="16361" table:style-name="ce1"/>
          </table:table-row>
          <table:table-row table:number-rows-repeated="2"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-group>
          <table:table-row table:number-rows-repeated="10"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-group>
          <table:table-row table:number-rows-repeated="2"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-group>
          <table:table-row table:number-rows-repeated="4"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-group>
          <table:table-row table:number-rows-repeated="4"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-group>
          <table:table-row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-group>
          <table:table-row table:style-name="ro1">
            <table:table-cell table:number-columns-repeated="16"/>
            <table:table-cell table:style-name="ce1"/>
            <table:table-cell table:style-name="ce113"/>
            <table:table-cell table:number-columns-repeated="4" table:style-name="ce1"/>
            <table:table-cell table:number-columns-repeated="16362"/>
          </table:table-row>
        </table:table-row-group>
        <table:table-row table:number-rows-repeated="83" table:style-name="ro1">
          <table:table-cell table:number-columns-repeated="16"/>
          <table:table-cell table:style-name="ce1"/>
          <table:table-cell table:style-name="ce113"/>
          <table:table-cell table:number-columns-repeated="4" table:style-name="ce1"/>
          <table:table-cell table:number-columns-repeated="16362"/>
        </table:table-row>
        <table:table-row table:number-rows-repeated="15" table:style-name="ro1">
          <table:table-cell table:number-columns-repeated="16"/>
          <table:table-cell table:style-name="ce114"/>
          <table:table-cell table:style-name="ce115"/>
          <table:table-cell table:number-columns-repeated="2" table:style-name="ce1"/>
          <table:table-cell table:number-columns-repeated="2" table:style-name="ce114"/>
          <table:table-cell table:number-columns-repeated="16362"/>
        </table:table-row>
        <table:table-row table:number-rows-repeated="1048352" table:style-name="ro4">
          <table:table-cell table:number-columns-repeated="16384"/>
        </table:table-row>
        <table:named-expressions>
          <table:named-range table:name="_xlnm._FilterDatabase" table:cell-range-address="WBS.$E$1:WBS.$E$85" table:base-cell-address="WBS.$A$1"/>
          <table:named-range table:name="Print_Area" table:cell-range-address="WBS.$B$1:WBS.$Z$85" table:base-cell-address="WB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1" svg:font-family="돋움1"/>
    <style:font-face style:name="돋움" svg:font-family="돋움"/>
    <style:font-face style:name="굴림" svg:font-family="굴림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percentage-style style:name="N48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1" style:font-name-asian="돋움1" style:font-name-complex="돋움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Kim Hyun Choul</meta:initial-creator>
    <dc:creator>유재현</dc:creator>
    <meta:creation-date>2018-05-30T07:19:47Z</meta:creation-date>
    <dc:date>2020-03-13T01:51:28Z</dc:date>
    <meta:editing-cycles>8</meta:editing-cycles>
    <meta:editing-duration>PT5159S</meta:editing-duration>
    <meta:user-defined meta:name="AppVersion">16.0300</meta:user-defined>
    <meta:user-defined meta:name="Company">W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